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officeooo:rsid="009921bc" officeooo:paragraph-rsid="00938493"/>
    </style:style>
    <style:style style:name="P2" style:family="paragraph" style:parent-style-name="Text_20_body">
      <style:text-properties officeooo:paragraph-rsid="00a3cfe7"/>
    </style:style>
    <style:style style:name="P3" style:family="paragraph" style:parent-style-name="Text_20_body">
      <style:text-properties officeooo:paragraph-rsid="00a8e948"/>
    </style:style>
    <style:style style:name="P4" style:family="paragraph" style:parent-style-name="Text_20_body">
      <style:text-properties fo:font-weight="bold" officeooo:paragraph-rsid="00a8e948" style:font-weight-asian="bold" style:font-weight-complex="bold"/>
    </style:style>
    <style:style style:name="P5" style:family="paragraph" style:parent-style-name="Text_20_body">
      <style:text-properties fo:font-weight="bold" officeooo:paragraph-rsid="00aa2343" style:font-weight-asian="bold" style:font-weight-complex="bold"/>
    </style:style>
    <style:style style:name="P6" style:family="paragraph" style:parent-style-name="Text_20_body">
      <style:text-properties fo:font-weight="bold" officeooo:paragraph-rsid="00ab77f4" style:font-weight-asian="bold" style:font-weight-complex="bold"/>
    </style:style>
    <style:style style:name="P7" style:family="paragraph" style:parent-style-name="Text_20_body">
      <style:text-properties fo:font-weight="bold" officeooo:paragraph-rsid="00aba099" style:font-weight-asian="bold" style:font-weight-complex="bold"/>
    </style:style>
    <style:style style:name="P8" style:family="paragraph" style:parent-style-name="Text_20_body">
      <style:text-properties fo:font-weight="bold" officeooo:paragraph-rsid="00afe685" style:font-weight-asian="bold" style:font-weight-complex="bold"/>
    </style:style>
    <style:style style:name="P9" style:family="paragraph" style:parent-style-name="Text_20_body">
      <style:text-properties fo:font-weight="bold" officeooo:paragraph-rsid="00b232eb" style:font-weight-asian="bold" style:font-weight-complex="bold"/>
    </style:style>
    <style:style style:name="P10" style:family="paragraph" style:parent-style-name="Text_20_body">
      <style:text-properties fo:font-weight="bold" officeooo:paragraph-rsid="00b89bf2" style:font-weight-asian="bold" style:font-weight-complex="bold"/>
    </style:style>
    <style:style style:name="P11" style:family="paragraph" style:parent-style-name="Text_20_body">
      <style:text-properties fo:font-weight="bold" officeooo:paragraph-rsid="00bb21b7" style:font-weight-asian="bold" style:font-weight-complex="bold"/>
    </style:style>
    <style:style style:name="P12" style:family="paragraph" style:parent-style-name="Text_20_body">
      <style:text-properties officeooo:paragraph-rsid="00bb21b7"/>
    </style:style>
    <style:style style:name="P13" style:family="paragraph" style:parent-style-name="Text_20_body">
      <style:text-properties officeooo:paragraph-rsid="00bb80bd"/>
    </style:style>
    <style:style style:name="P14" style:family="paragraph" style:parent-style-name="Text_20_body">
      <style:text-properties officeooo:paragraph-rsid="00bd4ea2"/>
    </style:style>
    <style:style style:name="P15" style:family="paragraph" style:parent-style-name="Text_20_body">
      <style:text-properties officeooo:paragraph-rsid="00bed334"/>
    </style:style>
    <style:style style:name="P16" style:family="paragraph" style:parent-style-name="Text_20_body">
      <style:text-properties officeooo:rsid="00a3cfe7" officeooo:paragraph-rsid="00a3cfe7"/>
    </style:style>
    <style:style style:name="P17" style:family="paragraph" style:parent-style-name="Text_20_body">
      <style:text-properties officeooo:rsid="00a5209f" officeooo:paragraph-rsid="00a5209f"/>
    </style:style>
    <style:style style:name="P18" style:family="paragraph" style:parent-style-name="Text_20_body">
      <style:text-properties officeooo:rsid="00a6f733" officeooo:paragraph-rsid="00a6f733"/>
    </style:style>
    <style:style style:name="P19" style:family="paragraph" style:parent-style-name="Text_20_body">
      <style:text-properties fo:font-weight="normal" officeooo:rsid="00a8e948" officeooo:paragraph-rsid="00a8e948" style:font-weight-asian="normal" style:font-weight-complex="normal"/>
    </style:style>
    <style:style style:name="P20" style:family="paragraph" style:parent-style-name="Text_20_body">
      <style:text-properties fo:font-style="normal" fo:font-weight="normal" officeooo:rsid="00a8e948" officeooo:paragraph-rsid="00a8e948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aa2343" officeooo:paragraph-rsid="00aa2343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0ab0471" officeooo:paragraph-rsid="00ab0471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ab77f4" officeooo:paragraph-rsid="00ab77f4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aba099" officeooo:paragraph-rsid="00aba099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acfc85" officeooo:paragraph-rsid="00acfc85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afe685" officeooo:paragraph-rsid="00afe685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b1f2fb" officeooo:paragraph-rsid="00b1f2fb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rsid="00b2caea" officeooo:paragraph-rsid="00b2caea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rsid="00b48096" officeooo:paragraph-rsid="00b48096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fo:font-weight="normal" officeooo:rsid="00b5baee" officeooo:paragraph-rsid="00b5baee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normal" officeooo:rsid="00b6dee9" officeooo:paragraph-rsid="00b6dee9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fo:font-weight="normal" officeooo:rsid="00b89bf2" officeooo:paragraph-rsid="00b89bf2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style="normal" fo:font-weight="normal" officeooo:rsid="00b95c55" officeooo:paragraph-rsid="00b95c55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0bb21b7" officeooo:paragraph-rsid="00bb21b7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fo:font-weight="normal" officeooo:rsid="00bb21b7" officeooo:paragraph-rsid="00c34be3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fo:font-weight="normal" officeooo:rsid="00bb21b7" officeooo:paragraph-rsid="00c6b103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bb21b7" officeooo:paragraph-rsid="00c8f1c0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bb21b7" officeooo:paragraph-rsid="00c9a100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bb21b7" officeooo:paragraph-rsid="00cb17e1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0bb21b7" officeooo:paragraph-rsid="00cb4c7a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0bb21b7" officeooo:paragraph-rsid="00cb678a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0bb21b7" officeooo:paragraph-rsid="00ccb2f0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0bb21b7" officeooo:paragraph-rsid="00cf2662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0bb21b7" officeooo:paragraph-rsid="00cf9f42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rsid="00bb21b7" officeooo:paragraph-rsid="00d13dbf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fo:font-weight="normal" officeooo:rsid="00bb21b7" officeooo:paragraph-rsid="00d2efae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fo:font-weight="normal" officeooo:rsid="00bb21b7" officeooo:paragraph-rsid="00d6df4a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fo:font-weight="normal" officeooo:rsid="00bb21b7" officeooo:paragraph-rsid="00d7a256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normal" fo:font-weight="normal" officeooo:rsid="00bb80bd" officeooo:paragraph-rsid="00bb80bd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style="normal" fo:font-weight="normal" officeooo:rsid="00bbc422" officeooo:paragraph-rsid="00bbc422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font-style="normal" fo:font-weight="normal" officeooo:rsid="00bf23ad" officeooo:paragraph-rsid="00bf23ad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font-style="normal" fo:font-weight="normal" officeooo:rsid="00bf9889" officeooo:paragraph-rsid="00bf9889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0c0a7f8" officeooo:paragraph-rsid="00c0a7f8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rsid="00c2b7a3" officeooo:paragraph-rsid="00c2b7a3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0c8f1c0" officeooo:paragraph-rsid="00cb17e1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0c9a100" officeooo:paragraph-rsid="00c9a100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0cf2662" officeooo:paragraph-rsid="00cf2662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rsid="00cf9f42" officeooo:paragraph-rsid="00cf9f42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cf9f42" officeooo:paragraph-rsid="00dafe51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d0032b" officeooo:paragraph-rsid="00d0032b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style="normal" fo:font-weight="normal" officeooo:rsid="00d13dbf" officeooo:paragraph-rsid="00d13dbf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font-style="normal" fo:font-weight="normal" officeooo:rsid="00d2cb10" officeooo:paragraph-rsid="00d2cb10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fo:font-style="normal" fo:font-weight="normal" officeooo:rsid="00d2efae" officeooo:paragraph-rsid="00d2efae" style:font-style-asian="normal" style:font-weight-asian="normal" style:font-style-complex="normal" style:font-weight-complex="normal"/>
    </style:style>
    <style:style style:name="P64" style:family="paragraph" style:parent-style-name="Text_20_body">
      <style:text-properties fo:font-style="normal" fo:font-weight="normal" officeooo:rsid="00d58712" officeooo:paragraph-rsid="00d2efae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style="normal" fo:font-weight="normal" officeooo:rsid="00d58712" officeooo:paragraph-rsid="00d58712" style:font-style-asian="normal" style:font-weight-asian="normal" style:font-style-complex="normal" style:font-weight-complex="normal"/>
    </style:style>
    <style:style style:name="P66" style:family="paragraph" style:parent-style-name="Text_20_body">
      <style:text-properties fo:font-style="normal" fo:font-weight="normal" officeooo:rsid="00d6df4a" officeooo:paragraph-rsid="00d6df4a" style:font-style-asian="normal" style:font-weight-asian="normal" style:font-style-complex="normal" style:font-weight-complex="normal"/>
    </style:style>
    <style:style style:name="P67" style:family="paragraph" style:parent-style-name="Text_20_body">
      <style:text-properties fo:font-style="normal" fo:font-weight="normal" officeooo:rsid="00d6df4a" officeooo:paragraph-rsid="00d7a256" style:font-style-asian="normal" style:font-weight-asian="normal" style:font-style-complex="normal" style:font-weight-complex="normal"/>
    </style:style>
    <style:style style:name="P68" style:family="paragraph" style:parent-style-name="Text_20_body">
      <style:text-properties fo:font-style="normal" fo:font-weight="normal" officeooo:rsid="00d7a256" officeooo:paragraph-rsid="00d7a256" style:font-style-asian="normal" style:font-weight-asian="normal" style:font-style-complex="normal" style:font-weight-complex="normal"/>
    </style:style>
    <style:style style:name="P69" style:family="paragraph" style:parent-style-name="Text_20_body">
      <style:text-properties fo:font-style="normal" fo:font-weight="normal" officeooo:rsid="00dafe51" officeooo:paragraph-rsid="00dafe51" style:font-style-asian="normal" style:font-weight-asian="normal" style:font-style-complex="normal" style:font-weight-complex="normal"/>
    </style:style>
    <style:style style:name="P70" style:family="paragraph" style:parent-style-name="Text_20_body">
      <style:text-properties fo:font-style="normal" fo:font-weight="bold" officeooo:rsid="00c9a100" officeooo:paragraph-rsid="00c9a100" style:font-style-asian="normal" style:font-weight-asian="bold" style:font-style-complex="normal" style:font-weight-complex="bold"/>
    </style:style>
    <style:style style:name="P71" style:family="paragraph" style:parent-style-name="Text_20_body">
      <style:text-properties fo:font-style="normal" style:text-underline-style="none" fo:font-weight="normal" officeooo:rsid="00cb4c7a" officeooo:paragraph-rsid="00cb4c7a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fo:font-style="normal" style:text-underline-style="none" fo:font-weight="normal" officeooo:rsid="00cb678a" officeooo:paragraph-rsid="00cb678a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fo:font-style="normal" style:text-underline-style="none" fo:font-weight="normal" officeooo:rsid="00ccb2f0" officeooo:paragraph-rsid="00ccb2f0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fo:font-style="normal" style:text-underline-style="none" fo:font-weight="normal" officeooo:rsid="00cf2662" officeooo:paragraph-rsid="00cf2662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fo:font-style="normal" style:text-underline-style="none" fo:font-weight="bold" officeooo:rsid="00cb678a" officeooo:paragraph-rsid="00cb678a" style:font-style-asian="normal" style:font-weight-asian="bold" style:font-style-complex="normal" style:font-weight-complex="bold"/>
    </style:style>
    <style:style style:name="P76" style:family="paragraph" style:parent-style-name="Text_20_body">
      <style:paragraph-properties fo:text-align="justify" style:justify-single-word="false"/>
      <style:text-properties fo:font-style="normal" officeooo:paragraph-rsid="00f2671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/>
      <style:text-properties fo:font-style="normal" officeooo:paragraph-rsid="00f416c8" style:font-style-asian="normal" style:font-style-complex="normal"/>
    </style:style>
    <style:style style:name="P78" style:family="paragraph" style:parent-style-name="Text_20_body">
      <style:paragraph-properties fo:text-align="justify" style:justify-single-word="false"/>
      <style:text-properties fo:font-style="normal" officeooo:rsid="00f26714" officeooo:paragraph-rsid="00f2671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/>
      <style:text-properties fo:font-style="normal" officeooo:rsid="00f416c8" officeooo:paragraph-rsid="00f416c8" style:font-style-asian="normal" style:font-style-complex="normal"/>
    </style:style>
    <style:style style:name="P80" style:family="paragraph" style:parent-style-name="Text_20_body">
      <style:text-properties officeooo:rsid="00dbdc30" officeooo:paragraph-rsid="00dbdc30"/>
    </style:style>
    <style:style style:name="P81" style:family="paragraph" style:parent-style-name="Text_20_body">
      <style:text-properties officeooo:rsid="00dd6eb0" officeooo:paragraph-rsid="00dd6eb0"/>
    </style:style>
    <style:style style:name="P82" style:family="paragraph" style:parent-style-name="Text_20_body">
      <style:text-properties officeooo:rsid="00dda687" officeooo:paragraph-rsid="00dda687"/>
    </style:style>
    <style:style style:name="P83" style:family="paragraph" style:parent-style-name="Text_20_body">
      <style:text-properties officeooo:rsid="00de515a" officeooo:paragraph-rsid="00de515a"/>
    </style:style>
    <style:style style:name="P84" style:family="paragraph" style:parent-style-name="Text_20_body">
      <style:text-properties officeooo:rsid="00de515a" officeooo:paragraph-rsid="00df41c1"/>
    </style:style>
    <style:style style:name="P85" style:family="paragraph" style:parent-style-name="Text_20_body">
      <style:text-properties officeooo:rsid="00de515a" officeooo:paragraph-rsid="00e1eb8f"/>
    </style:style>
    <style:style style:name="P86" style:family="paragraph" style:parent-style-name="Text_20_body">
      <style:text-properties officeooo:rsid="00de515a" officeooo:paragraph-rsid="00e8d5a0"/>
    </style:style>
    <style:style style:name="P87" style:family="paragraph" style:parent-style-name="Text_20_body">
      <style:text-properties officeooo:rsid="00de515a" officeooo:paragraph-rsid="00ec610c"/>
    </style:style>
    <style:style style:name="P88" style:family="paragraph" style:parent-style-name="Text_20_body">
      <style:text-properties officeooo:paragraph-rsid="00f07fc3"/>
    </style:style>
    <style:style style:name="P89" style:family="paragraph" style:parent-style-name="Text_20_body">
      <style:text-properties officeooo:paragraph-rsid="00f1bb52"/>
    </style:style>
    <style:style style:name="P90" style:family="paragraph" style:parent-style-name="Text_20_body">
      <style:text-properties officeooo:paragraph-rsid="00f1d59e"/>
    </style:style>
    <style:style style:name="P91" style:family="paragraph" style:parent-style-name="Text_20_body">
      <style:paragraph-properties fo:text-align="center" style:justify-single-word="false"/>
      <style:text-properties fo:font-style="italic" officeooo:paragraph-rsid="00f26714" style:font-style-asian="italic" style:font-style-complex="italic"/>
    </style:style>
    <style:style style:name="P92" style:family="paragraph" style:parent-style-name="Text_20_body">
      <style:paragraph-properties fo:text-align="center" style:justify-single-word="false"/>
      <style:text-properties fo:font-style="italic" officeooo:paragraph-rsid="017690cb" style:font-style-asian="italic" style:font-style-complex="italic"/>
    </style:style>
    <style:style style:name="P93" style:family="paragraph" style:parent-style-name="Text_20_body">
      <style:paragraph-properties fo:text-align="center" style:justify-single-word="false"/>
      <style:text-properties fo:font-style="italic" officeooo:rsid="00f1d59e" officeooo:paragraph-rsid="00f1d59e" style:font-style-asian="italic" style:font-style-complex="italic"/>
    </style:style>
    <style:style style:name="P94" style:family="paragraph" style:parent-style-name="Text_20_body">
      <style:paragraph-properties fo:text-align="center" style:justify-single-word="false"/>
      <style:text-properties fo:font-style="italic" officeooo:rsid="00f1d59e" officeooo:paragraph-rsid="00f26714" style:font-style-asian="italic" style:font-style-complex="italic"/>
    </style:style>
    <style:style style:name="P95" style:family="paragraph" style:parent-style-name="Text_20_body">
      <style:text-properties officeooo:paragraph-rsid="00f26714"/>
    </style:style>
    <style:style style:name="P96" style:family="paragraph" style:parent-style-name="Text_20_body">
      <style:paragraph-properties fo:text-align="center" style:justify-single-word="false"/>
      <style:text-properties officeooo:paragraph-rsid="00f26714"/>
    </style:style>
    <style:style style:name="P97" style:family="paragraph" style:parent-style-name="Text_20_body">
      <style:paragraph-properties fo:text-align="center" style:justify-single-word="false"/>
      <style:text-properties officeooo:paragraph-rsid="010d68aa"/>
    </style:style>
    <style:style style:name="P98" style:family="paragraph" style:parent-style-name="Text_20_body">
      <style:paragraph-properties fo:text-align="center" style:justify-single-word="false"/>
      <style:text-properties officeooo:paragraph-rsid="0155c4ee"/>
    </style:style>
    <style:style style:name="P99" style:family="paragraph" style:parent-style-name="Text_20_body">
      <style:paragraph-properties fo:text-align="center" style:justify-single-word="false"/>
      <style:text-properties officeooo:paragraph-rsid="01598f06"/>
    </style:style>
    <style:style style:name="P100" style:family="paragraph" style:parent-style-name="Text_20_body">
      <style:text-properties officeooo:paragraph-rsid="00f4f5d0"/>
    </style:style>
    <style:style style:name="P101" style:family="paragraph" style:parent-style-name="Text_20_body">
      <style:text-properties officeooo:rsid="00df41c1" officeooo:paragraph-rsid="00df41c1"/>
    </style:style>
    <style:style style:name="P102" style:family="paragraph" style:parent-style-name="Text_20_body">
      <style:text-properties officeooo:rsid="00e1eb8f" officeooo:paragraph-rsid="00e1eb8f"/>
    </style:style>
    <style:style style:name="P103" style:family="paragraph" style:parent-style-name="Text_20_body">
      <style:text-properties officeooo:rsid="00ec610c" officeooo:paragraph-rsid="00ec610c"/>
    </style:style>
    <style:style style:name="P104" style:family="paragraph" style:parent-style-name="Text_20_body">
      <style:text-properties officeooo:rsid="00f00020" officeooo:paragraph-rsid="00f00020"/>
    </style:style>
    <style:style style:name="P105" style:family="paragraph" style:parent-style-name="Text_20_body">
      <style:text-properties officeooo:rsid="00f1bb52" officeooo:paragraph-rsid="00f1d59e"/>
    </style:style>
    <style:style style:name="P106" style:family="paragraph" style:parent-style-name="Text_20_body">
      <style:text-properties officeooo:rsid="00f1d59e" officeooo:paragraph-rsid="00f1d59e"/>
    </style:style>
    <style:style style:name="P107" style:family="paragraph" style:parent-style-name="Text_20_body">
      <style:text-properties officeooo:rsid="00f1d59e" officeooo:paragraph-rsid="00f26714"/>
    </style:style>
    <style:style style:name="P108" style:family="paragraph" style:parent-style-name="Text_20_body">
      <style:text-properties officeooo:rsid="00f4f5d0" officeooo:paragraph-rsid="00f4f5d0"/>
    </style:style>
    <style:style style:name="P109" style:family="paragraph" style:parent-style-name="Text_20_body">
      <style:text-properties officeooo:rsid="00f8689f" officeooo:paragraph-rsid="00f8689f"/>
    </style:style>
    <style:style style:name="P110" style:family="paragraph" style:parent-style-name="Text_20_body">
      <style:text-properties officeooo:rsid="00f86fc8" officeooo:paragraph-rsid="00f86fc8"/>
    </style:style>
    <style:style style:name="P111" style:family="paragraph" style:parent-style-name="Text_20_body">
      <style:text-properties officeooo:rsid="00f86fc8" officeooo:paragraph-rsid="00fccf3b"/>
    </style:style>
    <style:style style:name="P112" style:family="paragraph" style:parent-style-name="Text_20_body">
      <style:text-properties officeooo:paragraph-rsid="0106f094"/>
    </style:style>
    <style:style style:name="P113" style:family="paragraph" style:parent-style-name="Text_20_body">
      <style:paragraph-properties fo:text-align="justify" style:justify-single-word="false"/>
      <style:text-properties officeooo:paragraph-rsid="010ef081"/>
    </style:style>
    <style:style style:name="P114" style:family="paragraph" style:parent-style-name="Text_20_body">
      <style:paragraph-properties fo:text-align="justify" style:justify-single-word="false"/>
      <style:text-properties officeooo:paragraph-rsid="01681482"/>
    </style:style>
    <style:style style:name="P115" style:family="paragraph" style:parent-style-name="Text_20_body">
      <style:text-properties officeooo:paragraph-rsid="01344376"/>
    </style:style>
    <style:style style:name="P116" style:family="paragraph" style:parent-style-name="Text_20_body">
      <style:text-properties officeooo:paragraph-rsid="014439e3"/>
    </style:style>
    <style:style style:name="P117" style:family="paragraph" style:parent-style-name="Text_20_body">
      <style:text-properties officeooo:paragraph-rsid="014718dd"/>
    </style:style>
    <style:style style:name="P118" style:family="paragraph" style:parent-style-name="Text_20_body">
      <style:text-properties officeooo:paragraph-rsid="01532c45"/>
    </style:style>
    <style:style style:name="P119" style:family="paragraph" style:parent-style-name="Text_20_body">
      <style:text-properties officeooo:paragraph-rsid="017563ef"/>
    </style:style>
    <style:style style:name="P120" style:family="paragraph" style:parent-style-name="Text_20_body">
      <style:text-properties officeooo:paragraph-rsid="01760826"/>
    </style:style>
    <style:style style:name="P121" style:family="paragraph" style:parent-style-name="Text_20_body">
      <style:text-properties officeooo:paragraph-rsid="0177132b"/>
    </style:style>
    <style:style style:name="P122" style:family="paragraph" style:parent-style-name="Text_20_body">
      <style:text-properties officeooo:paragraph-rsid="017918f9"/>
    </style:style>
    <style:style style:name="P123" style:family="paragraph" style:parent-style-name="Text_20_body">
      <style:text-properties officeooo:paragraph-rsid="017b14ba"/>
    </style:style>
    <style:style style:name="P124" style:family="paragraph" style:parent-style-name="Heading_20_1">
      <style:text-properties officeooo:rsid="00a3cfe7" officeooo:paragraph-rsid="00a3cfe7"/>
    </style:style>
    <style:style style:name="P125" style:family="paragraph" style:parent-style-name="Heading_20_1">
      <style:text-properties officeooo:rsid="00de515a" officeooo:paragraph-rsid="00de515a"/>
    </style:style>
    <style:style style:name="P126" style:family="paragraph" style:parent-style-name="Heading_20_1">
      <style:text-properties officeooo:rsid="00eeba39" officeooo:paragraph-rsid="00eeba39"/>
    </style:style>
    <style:style style:name="P127" style:family="paragraph" style:parent-style-name="Text_20_body" style:list-style-name="L1">
      <style:text-properties officeooo:rsid="00dd6eb0" officeooo:paragraph-rsid="00dd6eb0"/>
    </style:style>
    <style:style style:name="P128" style:family="paragraph" style:parent-style-name="Text_20_body">
      <style:text-properties officeooo:rsid="00fccf3b" officeooo:paragraph-rsid="00f86fc8"/>
    </style:style>
    <style:style style:name="P129" style:family="paragraph" style:parent-style-name="Text_20_body">
      <style:text-properties officeooo:rsid="00fd6b2f" officeooo:paragraph-rsid="00fccf3b"/>
    </style:style>
    <style:style style:name="P130" style:family="paragraph" style:parent-style-name="Text_20_body">
      <style:text-properties officeooo:rsid="00fe8f05" officeooo:paragraph-rsid="00fe8f05"/>
    </style:style>
    <style:style style:name="P131" style:family="paragraph" style:parent-style-name="Text_20_body">
      <style:text-properties officeooo:rsid="00fe8f6b" officeooo:paragraph-rsid="00fe8f6b"/>
    </style:style>
    <style:style style:name="P132" style:family="paragraph" style:parent-style-name="Text_20_body">
      <style:text-properties officeooo:rsid="01005220" officeooo:paragraph-rsid="01005220"/>
    </style:style>
    <style:style style:name="P133" style:family="paragraph" style:parent-style-name="Text_20_body">
      <style:text-properties officeooo:rsid="010372f9" officeooo:paragraph-rsid="010372f9"/>
    </style:style>
    <style:style style:name="P134" style:family="paragraph" style:parent-style-name="Text_20_body">
      <style:text-properties officeooo:rsid="010571fc" officeooo:paragraph-rsid="010571fc"/>
    </style:style>
    <style:style style:name="P135" style:family="paragraph" style:parent-style-name="Text_20_body">
      <style:text-properties officeooo:rsid="0109b8df" officeooo:paragraph-rsid="010d68aa"/>
    </style:style>
    <style:style style:name="P136" style:family="paragraph" style:parent-style-name="Text_20_body">
      <style:text-properties officeooo:rsid="010ef081" officeooo:paragraph-rsid="010ef081"/>
    </style:style>
    <style:style style:name="P137" style:family="paragraph" style:parent-style-name="Text_20_body">
      <style:paragraph-properties fo:text-align="center" style:justify-single-word="false"/>
      <style:text-properties officeooo:rsid="010ef081" officeooo:paragraph-rsid="010ef081"/>
    </style:style>
    <style:style style:name="P138" style:family="paragraph" style:parent-style-name="Text_20_body" style:list-style-name="L2">
      <style:paragraph-properties fo:text-align="justify" style:justify-single-word="false"/>
      <style:text-properties officeooo:rsid="010ef081" officeooo:paragraph-rsid="01143855"/>
    </style:style>
    <style:style style:name="P139" style:family="paragraph" style:parent-style-name="Text_20_body">
      <style:paragraph-properties fo:text-align="justify" style:justify-single-word="false"/>
      <style:text-properties officeooo:rsid="010ef081" officeooo:paragraph-rsid="01143855"/>
    </style:style>
    <style:style style:name="P140" style:family="paragraph" style:parent-style-name="Text_20_body" style:list-style-name="L2">
      <style:paragraph-properties fo:text-align="justify" style:justify-single-word="false"/>
      <style:text-properties officeooo:paragraph-rsid="010ef081"/>
    </style:style>
    <style:style style:name="P141" style:family="paragraph" style:parent-style-name="Text_20_body" style:list-style-name="L6">
      <style:paragraph-properties fo:text-align="justify" style:justify-single-word="false"/>
      <style:text-properties officeooo:paragraph-rsid="015e9481"/>
    </style:style>
    <style:style style:name="P142" style:family="paragraph" style:parent-style-name="Text_20_body" style:list-style-name="L6">
      <style:paragraph-properties fo:text-align="justify" style:justify-single-word="false"/>
      <style:text-properties officeooo:paragraph-rsid="016148c2"/>
    </style:style>
    <style:style style:name="P143" style:family="paragraph" style:parent-style-name="Text_20_body" style:list-style-name="L7">
      <style:paragraph-properties fo:text-align="justify" style:justify-single-word="false"/>
      <style:text-properties officeooo:paragraph-rsid="016bf208"/>
    </style:style>
    <style:style style:name="P144" style:family="paragraph" style:parent-style-name="Text_20_body" style:list-style-name="L7">
      <style:paragraph-properties fo:text-align="justify" style:justify-single-word="false"/>
      <style:text-properties officeooo:paragraph-rsid="016f1077"/>
    </style:style>
    <style:style style:name="P145" style:family="paragraph" style:parent-style-name="Text_20_body">
      <style:paragraph-properties fo:text-align="justify" style:justify-single-word="false"/>
      <style:text-properties officeooo:rsid="01141157" officeooo:paragraph-rsid="01143855"/>
    </style:style>
    <style:style style:name="P146" style:family="paragraph" style:parent-style-name="Text_20_body" style:list-style-name="L3">
      <style:paragraph-properties fo:text-align="justify" style:justify-single-word="false"/>
      <style:text-properties officeooo:rsid="01141157" officeooo:paragraph-rsid="01143855"/>
    </style:style>
    <style:style style:name="P147" style:family="paragraph" style:parent-style-name="Text_20_body" style:list-style-name="L3">
      <style:text-properties officeooo:rsid="01141157" officeooo:paragraph-rsid="01143855"/>
    </style:style>
    <style:style style:name="P148" style:family="paragraph" style:parent-style-name="Text_20_body">
      <style:paragraph-properties fo:text-align="justify" style:justify-single-word="false"/>
      <style:text-properties fo:font-style="italic" officeooo:rsid="0119c871" officeooo:paragraph-rsid="0119c871" style:font-style-asian="italic" style:font-style-complex="italic"/>
    </style:style>
    <style:style style:name="P149" style:family="paragraph" style:parent-style-name="Text_20_body">
      <style:paragraph-properties fo:text-align="center" style:justify-single-word="false"/>
      <style:text-properties fo:font-style="italic" officeooo:rsid="0177e336" officeooo:paragraph-rsid="0177e336" style:font-style-asian="italic" style:font-style-complex="italic"/>
    </style:style>
    <style:style style:name="P150" style:family="paragraph" style:parent-style-name="Text_20_body">
      <style:text-properties fo:font-style="italic" officeooo:paragraph-rsid="01ac7135" style:font-style-asian="italic" style:font-style-complex="italic"/>
    </style:style>
    <style:style style:name="P151" style:family="paragraph" style:parent-style-name="Text_20_body">
      <style:paragraph-properties fo:text-align="justify" style:justify-single-word="false"/>
      <style:text-properties officeooo:rsid="01143855" officeooo:paragraph-rsid="01143855"/>
    </style:style>
    <style:style style:name="P152" style:family="paragraph" style:parent-style-name="Text_20_body" style:list-style-name="L3">
      <style:text-properties officeooo:rsid="01143855" officeooo:paragraph-rsid="01143855"/>
    </style:style>
    <style:style style:name="P153" style:family="paragraph" style:parent-style-name="Text_20_body" style:list-style-name="L3">
      <style:text-properties officeooo:paragraph-rsid="0119f97c"/>
    </style:style>
    <style:style style:name="P154" style:family="paragraph" style:parent-style-name="Text_20_body" style:list-style-name="L3">
      <style:text-properties officeooo:paragraph-rsid="011637fc"/>
    </style:style>
    <style:style style:name="P155" style:family="paragraph" style:parent-style-name="Text_20_body" style:list-style-name="L3">
      <style:text-properties officeooo:paragraph-rsid="0126e96f"/>
    </style:style>
    <style:style style:name="P156" style:family="paragraph" style:parent-style-name="Text_20_body" style:list-style-name="L3">
      <style:text-properties officeooo:rsid="01213796" officeooo:paragraph-rsid="01213796"/>
    </style:style>
    <style:style style:name="P157" style:family="paragraph" style:parent-style-name="Text_20_body" style:list-style-name="L3">
      <style:text-properties officeooo:rsid="0121f41a" officeooo:paragraph-rsid="0121f41a"/>
    </style:style>
    <style:style style:name="P158" style:family="paragraph" style:parent-style-name="Text_20_body" style:list-style-name="L3">
      <style:text-properties officeooo:rsid="01230d92" officeooo:paragraph-rsid="01230d92"/>
    </style:style>
    <style:style style:name="P159" style:family="paragraph" style:parent-style-name="Text_20_body" style:list-style-name="L3">
      <style:text-properties officeooo:rsid="01266d8f" officeooo:paragraph-rsid="01266d8f"/>
    </style:style>
    <style:style style:name="P160" style:family="paragraph" style:parent-style-name="Text_20_body">
      <style:text-properties officeooo:rsid="012db8bb" officeooo:paragraph-rsid="012db8bb"/>
    </style:style>
    <style:style style:name="P161" style:family="paragraph" style:parent-style-name="Text_20_body">
      <style:text-properties officeooo:rsid="0130e984" officeooo:paragraph-rsid="0130e984"/>
    </style:style>
    <style:style style:name="P162" style:family="paragraph" style:parent-style-name="Text_20_body">
      <style:text-properties officeooo:rsid="01339a37" officeooo:paragraph-rsid="01339a37"/>
    </style:style>
    <style:style style:name="P163" style:family="paragraph" style:parent-style-name="Text_20_body">
      <style:text-properties officeooo:rsid="0135ce69" officeooo:paragraph-rsid="0135ce69"/>
    </style:style>
    <style:style style:name="P164" style:family="paragraph" style:parent-style-name="Text_20_body" style:list-style-name="L4">
      <style:text-properties officeooo:rsid="0135ce69" officeooo:paragraph-rsid="0135ce69"/>
    </style:style>
    <style:style style:name="P165" style:family="paragraph" style:parent-style-name="Text_20_body" style:list-style-name="L4">
      <style:text-properties officeooo:paragraph-rsid="0136dac4"/>
    </style:style>
    <style:style style:name="P166" style:family="paragraph" style:parent-style-name="Text_20_body" style:list-style-name="L4">
      <style:text-properties officeooo:paragraph-rsid="01381a7f"/>
    </style:style>
    <style:style style:name="P167" style:family="paragraph" style:parent-style-name="Text_20_body" style:list-style-name="L4">
      <style:text-properties officeooo:paragraph-rsid="0139ffe1"/>
    </style:style>
    <style:style style:name="P168" style:family="paragraph" style:parent-style-name="Text_20_body" style:list-style-name="L4">
      <style:text-properties officeooo:paragraph-rsid="013bb3ef"/>
    </style:style>
    <style:style style:name="P169" style:family="paragraph" style:parent-style-name="Text_20_body" style:list-style-name="L4">
      <style:text-properties officeooo:rsid="01384a09" officeooo:paragraph-rsid="01384a09"/>
    </style:style>
    <style:style style:name="P170" style:family="paragraph" style:parent-style-name="Text_20_body" style:list-style-name="L4">
      <style:text-properties officeooo:rsid="0139d579" officeooo:paragraph-rsid="0139d579"/>
    </style:style>
    <style:style style:name="P171" style:family="paragraph" style:parent-style-name="Text_20_body" style:list-style-name="L4">
      <style:text-properties officeooo:rsid="0139dfe4" officeooo:paragraph-rsid="0139dfe4"/>
    </style:style>
    <style:style style:name="P172" style:family="paragraph" style:parent-style-name="Text_20_body" style:list-style-name="L4">
      <style:text-properties officeooo:rsid="0139ffe1" officeooo:paragraph-rsid="0139ffe1"/>
    </style:style>
    <style:style style:name="P173" style:family="paragraph" style:parent-style-name="Text_20_body" style:list-style-name="L4">
      <style:text-properties officeooo:rsid="013b592c" officeooo:paragraph-rsid="013b592c"/>
    </style:style>
    <style:style style:name="P174" style:family="paragraph" style:parent-style-name="Text_20_body" style:list-style-name="L4">
      <style:text-properties officeooo:rsid="013bb3ef" officeooo:paragraph-rsid="013bb3ef"/>
    </style:style>
    <style:style style:name="P175" style:family="paragraph" style:parent-style-name="Text_20_body">
      <style:text-properties officeooo:rsid="013bb3ef" officeooo:paragraph-rsid="013bb3ef"/>
    </style:style>
    <style:style style:name="P176" style:family="paragraph" style:parent-style-name="Text_20_body">
      <style:text-properties officeooo:rsid="014279d5" officeooo:paragraph-rsid="014279d5"/>
    </style:style>
    <style:style style:name="P177" style:family="paragraph" style:parent-style-name="Text_20_body">
      <style:text-properties officeooo:rsid="014718dd" officeooo:paragraph-rsid="014718dd"/>
    </style:style>
    <style:style style:name="P178" style:family="paragraph" style:parent-style-name="Text_20_body" style:list-style-name="L5">
      <style:text-properties officeooo:paragraph-rsid="014718dd"/>
    </style:style>
    <style:style style:name="P179" style:family="paragraph" style:parent-style-name="Text_20_body" style:list-style-name="L5">
      <style:text-properties officeooo:paragraph-rsid="014acd32"/>
    </style:style>
    <style:style style:name="P180" style:family="paragraph" style:parent-style-name="Text_20_body" style:list-style-name="L5">
      <style:text-properties officeooo:paragraph-rsid="014d2d80"/>
    </style:style>
    <style:style style:name="P181" style:family="paragraph" style:parent-style-name="Text_20_body" style:list-style-name="L5">
      <style:text-properties officeooo:rsid="01523665" officeooo:paragraph-rsid="01523665"/>
    </style:style>
    <style:style style:name="P182" style:family="paragraph" style:parent-style-name="Text_20_body">
      <style:text-properties officeooo:rsid="01528b9c" officeooo:paragraph-rsid="01523665"/>
    </style:style>
    <style:style style:name="P183" style:family="paragraph" style:parent-style-name="Text_20_body">
      <style:text-properties officeooo:rsid="01551e81" officeooo:paragraph-rsid="01551e81"/>
    </style:style>
    <style:style style:name="P184" style:family="paragraph" style:parent-style-name="Text_20_body">
      <style:text-properties officeooo:rsid="0155c4ee" officeooo:paragraph-rsid="0155c4ee"/>
    </style:style>
    <style:style style:name="P185" style:family="paragraph" style:parent-style-name="Text_20_body">
      <style:text-properties officeooo:rsid="015726e7" officeooo:paragraph-rsid="01598f06"/>
    </style:style>
    <style:style style:name="P186" style:family="paragraph" style:parent-style-name="Text_20_body">
      <style:paragraph-properties fo:text-align="justify" style:justify-single-word="false"/>
      <style:text-properties officeooo:rsid="01598f06" officeooo:paragraph-rsid="01598f06"/>
    </style:style>
    <style:style style:name="P187" style:family="paragraph" style:parent-style-name="Text_20_body">
      <style:paragraph-properties fo:text-align="justify" style:justify-single-word="false"/>
      <style:text-properties officeooo:rsid="015e9481" officeooo:paragraph-rsid="015e9481"/>
    </style:style>
    <style:style style:name="P188" style:family="paragraph" style:parent-style-name="Text_20_body" style:list-style-name="L6">
      <style:paragraph-properties fo:text-align="justify" style:justify-single-word="false"/>
      <style:text-properties officeooo:rsid="015e9481" officeooo:paragraph-rsid="015e9481"/>
    </style:style>
    <style:style style:name="P189" style:family="paragraph" style:parent-style-name="Text_20_body" style:list-style-name="L6">
      <style:paragraph-properties fo:text-align="justify" style:justify-single-word="false"/>
      <style:text-properties officeooo:rsid="016541cd" officeooo:paragraph-rsid="016541cd"/>
    </style:style>
    <style:style style:name="P190" style:family="paragraph" style:parent-style-name="Text_20_body">
      <style:paragraph-properties fo:text-align="justify" style:justify-single-word="false"/>
      <style:text-properties officeooo:rsid="0161f101" officeooo:paragraph-rsid="016148c2"/>
    </style:style>
    <style:style style:name="P191" style:family="paragraph" style:parent-style-name="Text_20_body">
      <style:text-properties officeooo:rsid="0163cb38"/>
    </style:style>
    <style:style style:name="P192" style:family="paragraph" style:parent-style-name="Text_20_body">
      <style:text-properties officeooo:rsid="01672f60" officeooo:paragraph-rsid="01672f60"/>
    </style:style>
    <style:style style:name="P193" style:family="paragraph" style:parent-style-name="Text_20_body">
      <style:paragraph-properties fo:text-align="center" style:justify-single-word="false"/>
      <style:text-properties officeooo:rsid="01672f60" officeooo:paragraph-rsid="01672f60"/>
    </style:style>
    <style:style style:name="P194" style:family="paragraph" style:parent-style-name="Text_20_body">
      <style:paragraph-properties fo:text-align="justify" style:justify-single-word="false"/>
      <style:text-properties officeooo:rsid="016b3f4a" officeooo:paragraph-rsid="016b3f4a"/>
    </style:style>
    <style:style style:name="P195" style:family="paragraph" style:parent-style-name="Text_20_body" style:list-style-name="L7">
      <style:paragraph-properties fo:text-align="justify" style:justify-single-word="false"/>
      <style:text-properties officeooo:rsid="016b3f4a" officeooo:paragraph-rsid="016b3f4a"/>
    </style:style>
    <style:style style:name="P196" style:family="paragraph" style:parent-style-name="Text_20_body" style:list-style-name="L7">
      <style:paragraph-properties fo:text-align="justify" style:justify-single-word="false"/>
      <style:text-properties officeooo:rsid="016f1077" officeooo:paragraph-rsid="016f1077"/>
    </style:style>
    <style:style style:name="P197" style:family="paragraph" style:parent-style-name="Text_20_body" style:list-style-name="L7">
      <style:paragraph-properties fo:text-align="justify" style:justify-single-word="false"/>
      <style:text-properties officeooo:rsid="01728afe" officeooo:paragraph-rsid="01728afe"/>
    </style:style>
    <style:style style:name="P198" style:family="paragraph" style:parent-style-name="Text_20_body" style:list-style-name="L7">
      <style:paragraph-properties fo:text-align="justify" style:justify-single-word="false"/>
      <style:text-properties officeooo:rsid="017092b5" officeooo:paragraph-rsid="017092b5"/>
    </style:style>
    <style:style style:name="P199" style:family="paragraph" style:parent-style-name="Text_20_body">
      <style:text-properties officeooo:rsid="013f4574" officeooo:paragraph-rsid="013f14b9"/>
    </style:style>
    <style:style style:name="P200" style:family="paragraph" style:parent-style-name="Text_20_body">
      <style:text-properties officeooo:rsid="01753c4d" officeooo:paragraph-rsid="01753c4d"/>
    </style:style>
    <style:style style:name="P201" style:family="paragraph" style:parent-style-name="Text_20_body">
      <style:text-properties officeooo:rsid="0176023e" officeooo:paragraph-rsid="0176023e"/>
    </style:style>
    <style:style style:name="P202" style:family="paragraph" style:parent-style-name="Text_20_body">
      <style:text-properties officeooo:rsid="017690cb" officeooo:paragraph-rsid="017690cb"/>
    </style:style>
    <style:style style:name="P203" style:family="paragraph" style:parent-style-name="Text_20_body">
      <style:text-properties officeooo:rsid="0177e336" officeooo:paragraph-rsid="0177e336"/>
    </style:style>
    <style:style style:name="P204" style:family="paragraph" style:parent-style-name="Text_20_body">
      <style:text-properties fo:font-style="normal" officeooo:rsid="017c9ba3" officeooo:paragraph-rsid="017c9ba3" style:font-style-asian="normal" style:font-style-complex="normal"/>
    </style:style>
    <style:style style:name="P205" style:family="paragraph" style:parent-style-name="Text_20_body">
      <style:text-properties fo:font-style="normal" officeooo:paragraph-rsid="01b75ea3" style:font-style-asian="normal" style:font-style-complex="normal"/>
    </style:style>
    <style:style style:name="P206" style:family="paragraph" style:parent-style-name="Text_20_body">
      <style:text-properties fo:font-style="normal" officeooo:paragraph-rsid="01ba656b" style:font-style-asian="normal" style:font-style-complex="normal"/>
    </style:style>
    <style:style style:name="P207" style:family="paragraph" style:parent-style-name="Text_20_body">
      <style:text-properties fo:font-style="normal" officeooo:paragraph-rsid="01bca05b" style:font-style-asian="normal" style:font-style-complex="normal"/>
    </style:style>
    <style:style style:name="P208" style:family="paragraph" style:parent-style-name="Text_20_body">
      <style:text-properties fo:font-style="normal" officeooo:paragraph-rsid="01bec92b" style:font-style-asian="normal" style:font-style-complex="normal"/>
    </style:style>
    <style:style style:name="P209" style:family="paragraph" style:parent-style-name="Text_20_body">
      <style:text-properties fo:font-style="normal" officeooo:paragraph-rsid="01bf68d1" style:font-style-asian="normal" style:font-style-complex="normal"/>
    </style:style>
    <style:style style:name="P210" style:family="paragraph" style:parent-style-name="Text_20_body">
      <style:text-properties fo:font-style="normal" officeooo:paragraph-rsid="01c0c79f" style:font-style-asian="normal" style:font-style-complex="normal"/>
    </style:style>
    <style:style style:name="P211" style:family="paragraph" style:parent-style-name="Text_20_body">
      <style:text-properties fo:font-style="normal" officeooo:paragraph-rsid="01c23863" style:font-style-asian="normal" style:font-style-complex="normal"/>
    </style:style>
    <style:style style:name="P212" style:family="paragraph" style:parent-style-name="Text_20_body">
      <style:text-properties officeooo:rsid="01344376" officeooo:paragraph-rsid="01344376"/>
    </style:style>
    <style:style style:name="P213" style:family="paragraph" style:parent-style-name="Text_20_body">
      <style:text-properties officeooo:rsid="012f9807" officeooo:paragraph-rsid="012f9807"/>
    </style:style>
    <style:style style:name="P214" style:family="paragraph" style:parent-style-name="Text_20_body">
      <style:text-properties officeooo:paragraph-rsid="017f9372"/>
    </style:style>
    <style:style style:name="P215" style:family="paragraph" style:parent-style-name="Text_20_body">
      <style:text-properties officeooo:paragraph-rsid="017ff34c"/>
    </style:style>
    <style:style style:name="P216" style:family="paragraph" style:parent-style-name="Text_20_body">
      <style:text-properties officeooo:paragraph-rsid="01807483"/>
    </style:style>
    <style:style style:name="P217" style:family="paragraph" style:parent-style-name="Text_20_body">
      <style:paragraph-properties fo:text-align="center" style:justify-single-word="false"/>
      <style:text-properties officeooo:paragraph-rsid="01808a23"/>
    </style:style>
    <style:style style:name="P218" style:family="paragraph" style:parent-style-name="Text_20_body">
      <style:text-properties officeooo:paragraph-rsid="0183075f"/>
    </style:style>
    <style:style style:name="P219" style:family="paragraph" style:parent-style-name="Text_20_body">
      <style:text-properties officeooo:paragraph-rsid="0184bf1a"/>
    </style:style>
    <style:style style:name="P220" style:family="paragraph" style:parent-style-name="Text_20_body">
      <style:text-properties officeooo:paragraph-rsid="0185c5bb"/>
    </style:style>
    <style:style style:name="P221" style:family="paragraph" style:parent-style-name="Text_20_body">
      <style:text-properties officeooo:paragraph-rsid="018830da"/>
    </style:style>
    <style:style style:name="P222" style:family="paragraph" style:parent-style-name="Text_20_body">
      <style:text-properties officeooo:paragraph-rsid="0188f80b"/>
    </style:style>
    <style:style style:name="P223" style:family="paragraph" style:parent-style-name="Text_20_body">
      <style:text-properties officeooo:paragraph-rsid="018ae839"/>
    </style:style>
    <style:style style:name="P224" style:family="paragraph" style:parent-style-name="Text_20_body">
      <style:text-properties officeooo:paragraph-rsid="01925a4d"/>
    </style:style>
    <style:style style:name="P225" style:family="paragraph" style:parent-style-name="Text_20_body">
      <style:text-properties officeooo:paragraph-rsid="0193e264"/>
    </style:style>
    <style:style style:name="P226" style:family="paragraph" style:parent-style-name="Text_20_body">
      <style:text-properties officeooo:paragraph-rsid="01946a31"/>
    </style:style>
    <style:style style:name="P227" style:family="paragraph" style:parent-style-name="Text_20_body">
      <style:text-properties officeooo:paragraph-rsid="019692a2"/>
    </style:style>
    <style:style style:name="P228" style:family="paragraph" style:parent-style-name="Text_20_body">
      <style:text-properties officeooo:paragraph-rsid="0196c40c"/>
    </style:style>
    <style:style style:name="P229" style:family="paragraph" style:parent-style-name="Text_20_body">
      <style:text-properties officeooo:paragraph-rsid="01972abb"/>
    </style:style>
    <style:style style:name="P230" style:family="paragraph" style:parent-style-name="Text_20_body">
      <style:text-properties officeooo:paragraph-rsid="019a9aea"/>
    </style:style>
    <style:style style:name="P231" style:family="paragraph" style:parent-style-name="Text_20_body">
      <style:text-properties officeooo:paragraph-rsid="019fde8e"/>
    </style:style>
    <style:style style:name="P232" style:family="paragraph" style:parent-style-name="Text_20_body">
      <style:text-properties officeooo:paragraph-rsid="01a3022f"/>
    </style:style>
    <style:style style:name="P233" style:family="paragraph" style:parent-style-name="Text_20_body">
      <style:text-properties officeooo:paragraph-rsid="01a4238f"/>
    </style:style>
    <style:style style:name="P234" style:family="paragraph" style:parent-style-name="Text_20_body">
      <style:text-properties officeooo:paragraph-rsid="01a5f180"/>
    </style:style>
    <style:style style:name="P235" style:family="paragraph" style:parent-style-name="Text_20_body">
      <style:text-properties officeooo:paragraph-rsid="01a7603e"/>
    </style:style>
    <style:style style:name="P236" style:family="paragraph" style:parent-style-name="Text_20_body">
      <style:text-properties officeooo:paragraph-rsid="01ac7135"/>
    </style:style>
    <style:style style:name="P237" style:family="paragraph" style:parent-style-name="Text_20_body">
      <style:text-properties officeooo:paragraph-rsid="01addf3a"/>
    </style:style>
    <style:style style:name="P238" style:family="paragraph" style:parent-style-name="Text_20_body">
      <style:text-properties officeooo:paragraph-rsid="01af468e"/>
    </style:style>
    <style:style style:name="P239" style:family="paragraph" style:parent-style-name="Text_20_body">
      <style:text-properties officeooo:paragraph-rsid="01b0aca5"/>
    </style:style>
    <style:style style:name="P240" style:family="paragraph" style:parent-style-name="Text_20_body">
      <style:text-properties officeooo:paragraph-rsid="01b318e1"/>
    </style:style>
    <style:style style:name="P241" style:family="paragraph" style:parent-style-name="Text_20_body">
      <style:text-properties officeooo:paragraph-rsid="01b6e0b5"/>
    </style:style>
    <style:style style:name="P242" style:family="paragraph" style:parent-style-name="Text_20_body">
      <style:text-properties officeooo:paragraph-rsid="01c5d512"/>
    </style:style>
    <style:style style:name="P243" style:family="paragraph" style:parent-style-name="Text_20_body">
      <style:text-properties officeooo:paragraph-rsid="01c942c9"/>
    </style:style>
    <style:style style:name="P244" style:family="paragraph" style:parent-style-name="Text_20_body">
      <style:text-properties officeooo:paragraph-rsid="01ca3f40"/>
    </style:style>
    <style:style style:name="P245" style:family="paragraph" style:parent-style-name="Text_20_body">
      <style:text-properties officeooo:paragraph-rsid="01ce46cd"/>
    </style:style>
    <style:style style:name="P246" style:family="paragraph" style:parent-style-name="Text_20_body">
      <style:text-properties officeooo:paragraph-rsid="01cf84be"/>
    </style:style>
    <style:style style:name="P247" style:family="paragraph" style:parent-style-name="Text_20_body">
      <style:text-properties officeooo:paragraph-rsid="01cfa995"/>
    </style:style>
    <style:style style:name="P248" style:family="paragraph" style:parent-style-name="Text_20_body">
      <style:text-properties officeooo:paragraph-rsid="01d09453"/>
    </style:style>
    <style:style style:name="P249" style:family="paragraph" style:parent-style-name="Text_20_body">
      <style:text-properties officeooo:paragraph-rsid="01d2697f"/>
    </style:style>
    <style:style style:name="P250" style:family="paragraph" style:parent-style-name="Text_20_body">
      <style:text-properties officeooo:paragraph-rsid="01d35a65"/>
    </style:style>
    <style:style style:name="P251" style:family="paragraph" style:parent-style-name="Text_20_body">
      <style:text-properties officeooo:paragraph-rsid="01d3e2d7"/>
    </style:style>
    <style:style style:name="P252" style:family="paragraph" style:parent-style-name="Text_20_body">
      <style:text-properties officeooo:paragraph-rsid="01d79946"/>
    </style:style>
    <style:style style:name="P253" style:family="paragraph" style:parent-style-name="Text_20_body">
      <style:text-properties officeooo:paragraph-rsid="01db13e8"/>
    </style:style>
    <style:style style:name="P254" style:family="paragraph" style:parent-style-name="Text_20_body">
      <style:text-properties officeooo:paragraph-rsid="01db758b"/>
    </style:style>
    <style:style style:name="P255" style:family="paragraph" style:parent-style-name="Text_20_body">
      <style:text-properties officeooo:paragraph-rsid="01dc6730"/>
    </style:style>
    <style:style style:name="P256" style:family="paragraph" style:parent-style-name="Text_20_body">
      <style:text-properties officeooo:paragraph-rsid="01dc815d"/>
    </style:style>
    <style:style style:name="P257" style:family="paragraph" style:parent-style-name="Text_20_body">
      <style:text-properties officeooo:paragraph-rsid="01defea3"/>
    </style:style>
    <style:style style:name="P258" style:family="paragraph" style:parent-style-name="Text_20_body">
      <style:text-properties officeooo:paragraph-rsid="01dff05d"/>
    </style:style>
    <style:style style:name="P259" style:family="paragraph" style:parent-style-name="Text_20_body">
      <style:text-properties officeooo:paragraph-rsid="01e2ec84"/>
    </style:style>
    <style:style style:name="P260" style:family="paragraph" style:parent-style-name="Text_20_body">
      <style:text-properties officeooo:paragraph-rsid="01e3f6b7"/>
    </style:style>
    <style:style style:name="P261" style:family="paragraph" style:parent-style-name="Text_20_body">
      <style:text-properties officeooo:paragraph-rsid="01e58bc0"/>
    </style:style>
    <style:style style:name="P262" style:family="paragraph" style:parent-style-name="Text_20_body">
      <style:text-properties officeooo:paragraph-rsid="01e699ad"/>
    </style:style>
    <style:style style:name="P263" style:family="paragraph" style:parent-style-name="Text_20_body">
      <style:text-properties officeooo:paragraph-rsid="01e78430"/>
    </style:style>
    <style:style style:name="P264" style:family="paragraph" style:parent-style-name="Text_20_body">
      <style:text-properties officeooo:paragraph-rsid="01e9514a"/>
    </style:style>
    <style:style style:name="P265" style:family="paragraph" style:parent-style-name="Heading_20_1" style:master-page-name="Standard">
      <style:paragraph-properties style:page-number="auto"/>
      <style:text-properties fo:color="#000000" officeooo:rsid="009921bc" officeooo:paragraph-rsid="00938493"/>
    </style:style>
    <style:style style:name="P266" style:family="paragraph" style:parent-style-name="Heading_20_1">
      <style:text-properties officeooo:rsid="010571fc"/>
    </style:style>
    <style:style style:name="P267" style:family="paragraph" style:parent-style-name="Heading_20_2">
      <style:text-properties fo:font-style="normal" fo:font-weight="bold" officeooo:rsid="00bb21b7" style:font-style-asian="normal" style:font-weight-asian="bold" style:font-style-complex="normal" style:font-weight-complex="bold"/>
    </style:style>
    <style:style style:name="P268" style:family="paragraph" style:parent-style-name="Heading_20_2">
      <style:text-properties officeooo:rsid="00dbdc30"/>
    </style:style>
    <style:style style:name="P269" style:family="paragraph" style:parent-style-name="Heading_20_2">
      <style:text-properties officeooo:rsid="012f9807"/>
    </style:style>
    <style:style style:name="P270" style:family="paragraph" style:parent-style-name="Heading_20_2">
      <style:text-properties officeooo:rsid="0163cb38"/>
    </style:style>
    <style:style style:name="T1" style:family="text">
      <style:text-properties officeooo:rsid="00a3cfe7"/>
    </style:style>
    <style:style style:name="T2" style:family="text">
      <style:text-properties style:text-underline-style="solid" style:text-underline-width="auto" style:text-underline-color="font-color" officeooo:rsid="00cf266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a8e948" style:font-weight-asian="bold" style:font-weight-complex="bold"/>
    </style:style>
    <style:style style:name="T5" style:family="text">
      <style:text-properties fo:font-weight="bold" officeooo:rsid="00a3cfe7" style:font-weight-asian="bold" style:font-weight-complex="bold"/>
    </style:style>
    <style:style style:name="T6" style:family="text">
      <style:text-properties fo:font-weight="bold" officeooo:rsid="00c6b103" style:font-weight-asian="bold" style:font-weight-complex="bold"/>
    </style:style>
    <style:style style:name="T7" style:family="text">
      <style:text-properties fo:font-weight="bold" officeooo:rsid="00cb17e1" style:font-weight-asian="bold" style:font-weight-complex="bold"/>
    </style:style>
    <style:style style:name="T8" style:family="text">
      <style:text-properties fo:font-weight="bold" officeooo:rsid="00cb678a" style:font-weight-asian="bold" style:font-weight-complex="bold"/>
    </style:style>
    <style:style style:name="T9" style:family="text">
      <style:text-properties fo:font-weight="bold" officeooo:rsid="00cf9f42" style:font-weight-asian="bold" style:font-weight-complex="bold"/>
    </style:style>
    <style:style style:name="T10" style:family="text">
      <style:text-properties fo:font-weight="bold" officeooo:rsid="00d6df4a" style:font-weight-asian="bold" style:font-weight-complex="bold"/>
    </style:style>
    <style:style style:name="T11" style:family="text">
      <style:text-properties fo:font-weight="bold" officeooo:rsid="00f26714" style:font-weight-asian="bold" style:font-weight-complex="bold"/>
    </style:style>
    <style:style style:name="T12" style:family="text">
      <style:text-properties fo:font-weight="normal" officeooo:rsid="00a8e948" style:font-weight-asian="normal" style:font-weight-complex="normal"/>
    </style:style>
    <style:style style:name="T13" style:family="text">
      <style:text-properties style:text-underline-style="none" fo:font-weight="normal" officeooo:rsid="00a3cfe7" style:font-weight-asian="normal" style:font-weight-complex="normal"/>
    </style:style>
    <style:style style:name="T14" style:family="text">
      <style:text-properties style:text-underline-style="none" officeooo:rsid="00cb4c7a"/>
    </style:style>
    <style:style style:name="T15" style:family="text">
      <style:text-properties style:text-underline-style="none" officeooo:rsid="00c9a100"/>
    </style:style>
    <style:style style:name="T16" style:family="text">
      <style:text-properties style:text-underline-style="none" officeooo:rsid="00cb17e1"/>
    </style:style>
    <style:style style:name="T17" style:family="text">
      <style:text-properties style:text-underline-style="none" officeooo:rsid="00cb678a"/>
    </style:style>
    <style:style style:name="T18" style:family="text">
      <style:text-properties style:text-underline-style="none" fo:font-weight="bold" officeooo:rsid="00cb678a" style:font-weight-asian="bold" style:font-weight-complex="bold"/>
    </style:style>
    <style:style style:name="T19" style:family="text">
      <style:text-properties style:text-underline-style="none" fo:font-weight="bold" officeooo:rsid="00ce8257" style:font-weight-asian="bold" style:font-weight-complex="bold"/>
    </style:style>
    <style:style style:name="T20" style:family="text">
      <style:text-properties style:text-underline-style="none" officeooo:rsid="00ccb2f0"/>
    </style:style>
    <style:style style:name="T21" style:family="text">
      <style:text-properties style:text-underline-style="none" officeooo:rsid="00ce8257"/>
    </style:style>
    <style:style style:name="T22" style:family="text">
      <style:text-properties style:text-underline-style="none" officeooo:rsid="00cf2662"/>
    </style:style>
    <style:style style:name="T23" style:family="text">
      <style:text-properties officeooo:rsid="00a8e948"/>
    </style:style>
    <style:style style:name="T24" style:family="text">
      <style:text-properties fo:font-style="normal" officeooo:rsid="00aa2343" style:font-style-asian="normal" style:font-style-complex="normal"/>
    </style:style>
    <style:style style:name="T25" style:family="text">
      <style:text-properties fo:font-style="normal" officeooo:rsid="00afe685" style:font-style-asian="normal" style:font-style-complex="normal"/>
    </style:style>
    <style:style style:name="T26" style:family="text">
      <style:text-properties fo:font-style="normal" officeooo:rsid="00b48096" style:font-style-asian="normal" style:font-style-complex="normal"/>
    </style:style>
    <style:style style:name="T27" style:family="text">
      <style:text-properties fo:font-style="normal" officeooo:rsid="00b89bf2" style:font-style-asian="normal" style:font-style-complex="normal"/>
    </style:style>
    <style:style style:name="T28" style:family="text">
      <style:text-properties fo:font-style="normal" officeooo:rsid="00bb21b7" style:font-style-asian="normal" style:font-style-complex="normal"/>
    </style:style>
    <style:style style:name="T29" style:family="text">
      <style:text-properties fo:font-style="normal" officeooo:rsid="01b6e0b5" style:font-style-asian="normal" style:font-style-complex="normal"/>
    </style:style>
    <style:style style:name="T30" style:family="text">
      <style:text-properties fo:font-style="normal" officeooo:rsid="01ba656b" style:font-style-asian="normal" style:font-style-complex="normal"/>
    </style:style>
    <style:style style:name="T31" style:family="text">
      <style:text-properties fo:font-style="normal" fo:font-weight="normal" officeooo:rsid="00a8e94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ab047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ab77f4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aba099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ac3c58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afe685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b232eb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b2caea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b89bf2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bb21b7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bb80bd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d4ea2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bed334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solid" style:text-underline-width="auto" style:text-underline-color="font-color" officeooo:rsid="00aa2343" style:font-style-asian="normal" style:font-style-complex="normal"/>
    </style:style>
    <style:style style:name="T45" style:family="text">
      <style:text-properties fo:font-style="normal" style:text-underline-style="solid" style:text-underline-width="auto" style:text-underline-color="font-color" officeooo:rsid="00aba099" style:font-style-asian="normal" style:font-style-complex="normal"/>
    </style:style>
    <style:style style:name="T46" style:family="text">
      <style:text-properties fo:font-style="normal" fo:font-weight="bold" officeooo:rsid="00cb678a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bb21b7" style:font-style-asian="normal" style:font-weight-asian="bold" style:font-style-complex="normal" style:font-weight-complex="bold"/>
    </style:style>
    <style:style style:name="T48" style:family="text">
      <style:text-properties officeooo:rsid="00c34be3"/>
    </style:style>
    <style:style style:name="T49" style:family="text">
      <style:text-properties officeooo:rsid="00c4f980"/>
    </style:style>
    <style:style style:name="T50" style:family="text">
      <style:text-properties officeooo:rsid="00c6b103"/>
    </style:style>
    <style:style style:name="T51" style:family="text">
      <style:text-properties officeooo:rsid="00c79a81"/>
    </style:style>
    <style:style style:name="T52" style:family="text">
      <style:text-properties officeooo:rsid="00c88cff"/>
    </style:style>
    <style:style style:name="T53" style:family="text">
      <style:text-properties officeooo:rsid="00c8f1c0"/>
    </style:style>
    <style:style style:name="T54" style:family="text">
      <style:text-properties officeooo:rsid="00c9a100"/>
    </style:style>
    <style:style style:name="T55" style:family="text">
      <style:text-properties officeooo:rsid="00cb17e1"/>
    </style:style>
    <style:style style:name="T56" style:family="text">
      <style:text-properties officeooo:rsid="00cb4c7a"/>
    </style:style>
    <style:style style:name="T57" style:family="text">
      <style:text-properties officeooo:rsid="00cf9f42"/>
    </style:style>
    <style:style style:name="T58" style:family="text">
      <style:text-properties officeooo:rsid="00cfc04f"/>
    </style:style>
    <style:style style:name="T59" style:family="text">
      <style:text-properties officeooo:rsid="00d13dbf"/>
    </style:style>
    <style:style style:name="T60" style:family="text">
      <style:text-properties officeooo:rsid="00d2cb10"/>
    </style:style>
    <style:style style:name="T61" style:family="text">
      <style:text-properties officeooo:rsid="00d2efae"/>
    </style:style>
    <style:style style:name="T62" style:family="text">
      <style:text-properties officeooo:rsid="00d4604b"/>
    </style:style>
    <style:style style:name="T63" style:family="text">
      <style:text-properties officeooo:rsid="00d58712"/>
    </style:style>
    <style:style style:name="T64" style:family="text">
      <style:text-properties officeooo:rsid="00d6df4a"/>
    </style:style>
    <style:style style:name="T65" style:family="text">
      <style:text-properties officeooo:rsid="00d7a256"/>
    </style:style>
    <style:style style:name="T66" style:family="text">
      <style:text-properties officeooo:rsid="00d9844c"/>
    </style:style>
    <style:style style:name="T67" style:family="text">
      <style:text-properties officeooo:rsid="00df41c1"/>
    </style:style>
    <style:style style:name="T68" style:family="text">
      <style:text-properties officeooo:rsid="00dfebee"/>
    </style:style>
    <style:style style:name="T69" style:family="text">
      <style:text-properties officeooo:rsid="00e1eb8f"/>
    </style:style>
    <style:style style:name="T70" style:family="text">
      <style:text-properties officeooo:rsid="00e3153a"/>
    </style:style>
    <style:style style:name="T71" style:family="text">
      <style:text-properties officeooo:rsid="00e37c48"/>
    </style:style>
    <style:style style:name="T72" style:family="text">
      <style:text-properties officeooo:rsid="00e51bc6"/>
    </style:style>
    <style:style style:name="T73" style:family="text">
      <style:text-properties officeooo:rsid="00e6d959"/>
    </style:style>
    <style:style style:name="T74" style:family="text">
      <style:text-properties officeooo:rsid="00e8d5a0"/>
    </style:style>
    <style:style style:name="T75" style:family="text">
      <style:text-properties officeooo:rsid="00e94d3e"/>
    </style:style>
    <style:style style:name="T76" style:family="text">
      <style:text-properties officeooo:rsid="00ea8c42"/>
    </style:style>
    <style:style style:name="T77" style:family="text">
      <style:text-properties officeooo:rsid="00ec610c"/>
    </style:style>
    <style:style style:name="T78" style:family="text">
      <style:text-properties officeooo:rsid="00ee2e70"/>
    </style:style>
    <style:style style:name="T79" style:family="text">
      <style:text-properties officeooo:rsid="00f07fc3"/>
    </style:style>
    <style:style style:name="T80" style:family="text">
      <style:text-properties officeooo:rsid="00f1b0c3"/>
    </style:style>
    <style:style style:name="T81" style:family="text">
      <style:text-properties officeooo:rsid="00f1bb52"/>
    </style:style>
    <style:style style:name="T82" style:family="text">
      <style:text-properties officeooo:rsid="00f1d59e"/>
    </style:style>
    <style:style style:name="T83" style:family="text">
      <style:text-properties fo:font-style="italic" officeooo:rsid="00f1d59e" style:font-style-asian="italic" style:font-style-complex="italic"/>
    </style:style>
    <style:style style:name="T84" style:family="text">
      <style:text-properties fo:font-style="italic" officeooo:rsid="00f26714" style:font-style-asian="italic" style:font-style-complex="italic"/>
    </style:style>
    <style:style style:name="T85" style:family="text">
      <style:text-properties fo:font-style="italic" officeooo:rsid="00fccf3b" style:font-style-asian="italic" style:font-style-complex="italic"/>
    </style:style>
    <style:style style:name="T86" style:family="text">
      <style:text-properties fo:font-style="italic" officeooo:rsid="010ef081" style:font-style-asian="italic" style:font-style-complex="italic"/>
    </style:style>
    <style:style style:name="T87" style:family="text">
      <style:text-properties fo:font-style="italic" officeooo:rsid="013f14b9" style:font-style-asian="italic" style:font-style-complex="italic"/>
    </style:style>
    <style:style style:name="T88" style:family="text">
      <style:text-properties fo:font-style="italic" officeooo:rsid="01789b1f" style:font-style-asian="italic" style:font-style-complex="italic"/>
    </style:style>
    <style:style style:name="T89" style:family="text">
      <style:text-properties fo:font-style="italic" officeooo:rsid="017684c9" style:font-style-asian="italic" style:font-style-complex="italic"/>
    </style:style>
    <style:style style:name="T90" style:family="text">
      <style:text-properties fo:font-style="italic" officeooo:rsid="0178f132" style:font-style-asian="italic" style:font-style-complex="italic"/>
    </style:style>
    <style:style style:name="T91" style:family="text">
      <style:text-properties fo:font-style="italic" officeooo:rsid="017918f9" style:font-style-asian="italic" style:font-style-complex="italic"/>
    </style:style>
    <style:style style:name="T92" style:family="text">
      <style:text-properties fo:font-style="italic" officeooo:rsid="017b14ba" style:font-style-asian="italic" style:font-style-complex="italic"/>
    </style:style>
    <style:style style:name="T93" style:family="text">
      <style:text-properties fo:font-style="italic" officeooo:rsid="017b8b7a" style:font-style-asian="italic" style:font-style-complex="italic"/>
    </style:style>
    <style:style style:name="T94" style:family="text">
      <style:text-properties fo:font-style="italic" officeooo:rsid="017c9ba3" style:font-style-asian="italic" style:font-style-complex="italic"/>
    </style:style>
    <style:style style:name="T95" style:family="text">
      <style:text-properties fo:font-style="italic" officeooo:rsid="01b6e0b5" style:font-style-asian="italic" style:font-style-complex="italic"/>
    </style:style>
    <style:style style:name="T96" style:family="text">
      <style:text-properties fo:font-style="italic" officeooo:rsid="01be6390" style:font-style-asian="italic" style:font-style-complex="italic"/>
    </style:style>
    <style:style style:name="T97" style:family="text">
      <style:text-properties fo:font-style="italic" officeooo:rsid="01bec92b" style:font-style-asian="italic" style:font-style-complex="italic"/>
    </style:style>
    <style:style style:name="T98" style:family="text">
      <style:text-properties fo:font-style="italic" officeooo:rsid="01be1d3d" style:font-style-asian="italic" style:font-style-complex="italic"/>
    </style:style>
    <style:style style:name="T99" style:family="text">
      <style:text-properties fo:font-style="italic" fo:font-weight="bold" officeooo:rsid="00f26714" style:font-style-asian="italic" style:font-weight-asian="bold" style:font-style-complex="italic" style:font-weight-complex="bold"/>
    </style:style>
    <style:style style:name="T100" style:family="text">
      <style:text-properties fo:font-style="italic" fo:font-weight="bold" officeooo:rsid="01a7603e" style:font-style-asian="italic" style:font-weight-asian="bold" style:font-style-complex="italic" style:font-weight-complex="bold"/>
    </style:style>
    <style:style style:name="T101" style:family="text">
      <style:text-properties officeooo:rsid="00f26714"/>
    </style:style>
    <style:style style:name="T102" style:family="text">
      <style:text-properties officeooo:rsid="00f416c8"/>
    </style:style>
    <style:style style:name="T103" style:family="text">
      <style:text-properties officeooo:rsid="00f4f5d0"/>
    </style:style>
    <style:style style:name="T104" style:family="text">
      <style:text-properties officeooo:rsid="00f9beb5"/>
    </style:style>
    <style:style style:name="T105" style:family="text">
      <style:text-properties officeooo:rsid="00fa415a"/>
    </style:style>
    <style:style style:name="T106" style:family="text">
      <style:text-properties officeooo:rsid="00fccf3b"/>
    </style:style>
    <style:style style:name="T107" style:family="text">
      <style:text-properties officeooo:rsid="00fd6b2f"/>
    </style:style>
    <style:style style:name="T108" style:family="text">
      <style:text-properties officeooo:rsid="010571fc"/>
    </style:style>
    <style:style style:name="T109" style:family="text">
      <style:text-properties officeooo:rsid="0106bbe2"/>
    </style:style>
    <style:style style:name="T110" style:family="text">
      <style:text-properties officeooo:rsid="0106f094"/>
    </style:style>
    <style:style style:name="T111" style:family="text">
      <style:text-properties officeooo:rsid="0107df86"/>
    </style:style>
    <style:style style:name="T112" style:family="text">
      <style:text-properties officeooo:rsid="0109b8df"/>
    </style:style>
    <style:style style:name="T113" style:family="text">
      <style:text-properties officeooo:rsid="010b0d7f"/>
    </style:style>
    <style:style style:name="T114" style:family="text">
      <style:text-properties officeooo:rsid="010ef081"/>
    </style:style>
    <style:style style:name="T115" style:family="text">
      <style:text-properties officeooo:rsid="0110cc91"/>
    </style:style>
    <style:style style:name="T116" style:family="text">
      <style:text-properties officeooo:rsid="011294d6"/>
    </style:style>
    <style:style style:name="T117" style:family="text">
      <style:text-properties officeooo:rsid="01143855"/>
    </style:style>
    <style:style style:name="T118" style:family="text">
      <style:text-properties officeooo:rsid="0115a248"/>
    </style:style>
    <style:style style:name="T119" style:family="text">
      <style:text-properties officeooo:rsid="011637fc"/>
    </style:style>
    <style:style style:name="T120" style:family="text">
      <style:text-properties officeooo:rsid="01188988"/>
    </style:style>
    <style:style style:name="T121" style:family="text">
      <style:text-properties officeooo:rsid="0119f97c"/>
    </style:style>
    <style:style style:name="T122" style:family="text">
      <style:text-properties officeooo:rsid="011d941d"/>
    </style:style>
    <style:style style:name="T123" style:family="text">
      <style:text-properties officeooo:rsid="011f3dd4"/>
    </style:style>
    <style:style style:name="T124" style:family="text">
      <style:text-properties officeooo:rsid="011f738f"/>
    </style:style>
    <style:style style:name="T125" style:family="text">
      <style:text-properties officeooo:rsid="0120b3a6"/>
    </style:style>
    <style:style style:name="T126" style:family="text">
      <style:text-properties officeooo:rsid="0126e96f"/>
    </style:style>
    <style:style style:name="T127" style:family="text">
      <style:text-properties style:text-position="0% 100%" officeooo:rsid="0126e96f"/>
    </style:style>
    <style:style style:name="T128" style:family="text">
      <style:text-properties style:text-position="sub 58%" officeooo:rsid="0126e96f"/>
    </style:style>
    <style:style style:name="T129" style:family="text">
      <style:text-properties officeooo:rsid="0127257a"/>
    </style:style>
    <style:style style:name="T130" style:family="text">
      <style:text-properties officeooo:rsid="01344376"/>
    </style:style>
    <style:style style:name="T131" style:family="text">
      <style:text-properties officeooo:rsid="01345191"/>
    </style:style>
    <style:style style:name="T132" style:family="text">
      <style:text-properties officeooo:rsid="0136dac4"/>
    </style:style>
    <style:style style:name="T133" style:family="text">
      <style:text-properties officeooo:rsid="01381a7f"/>
    </style:style>
    <style:style style:name="T134" style:family="text">
      <style:text-properties officeooo:rsid="01384a09"/>
    </style:style>
    <style:style style:name="T135" style:family="text">
      <style:text-properties officeooo:rsid="0139ffe1"/>
    </style:style>
    <style:style style:name="T136" style:family="text">
      <style:text-properties officeooo:rsid="013b592c"/>
    </style:style>
    <style:style style:name="T137" style:family="text">
      <style:text-properties officeooo:rsid="013bb3ef"/>
    </style:style>
    <style:style style:name="T138" style:family="text">
      <style:text-properties officeooo:rsid="013c4192"/>
    </style:style>
    <style:style style:name="T139" style:family="text">
      <style:text-properties officeooo:rsid="013f14b9"/>
    </style:style>
    <style:style style:name="T140" style:family="text">
      <style:text-properties officeooo:rsid="013f4574"/>
    </style:style>
    <style:style style:name="T141" style:family="text">
      <style:text-properties officeooo:rsid="014439e3"/>
    </style:style>
    <style:style style:name="T142" style:family="text">
      <style:text-properties officeooo:rsid="01461f82"/>
    </style:style>
    <style:style style:name="T143" style:family="text">
      <style:text-properties officeooo:rsid="014718dd"/>
    </style:style>
    <style:style style:name="T144" style:family="text">
      <style:text-properties officeooo:rsid="0148ffaa"/>
    </style:style>
    <style:style style:name="T145" style:family="text">
      <style:text-properties officeooo:rsid="014a4ef9"/>
    </style:style>
    <style:style style:name="T146" style:family="text">
      <style:text-properties officeooo:rsid="014acd32"/>
    </style:style>
    <style:style style:name="T147" style:family="text">
      <style:text-properties officeooo:rsid="014c8aba"/>
    </style:style>
    <style:style style:name="T148" style:family="text">
      <style:text-properties officeooo:rsid="014d0f92"/>
    </style:style>
    <style:style style:name="T149" style:family="text">
      <style:text-properties officeooo:rsid="014d2d80"/>
    </style:style>
    <style:style style:name="T150" style:family="text">
      <style:text-properties officeooo:rsid="0150c46f"/>
    </style:style>
    <style:style style:name="T151" style:family="text">
      <style:text-properties officeooo:rsid="01528b9c"/>
    </style:style>
    <style:style style:name="T152" style:family="text">
      <style:text-properties officeooo:rsid="0152d53b"/>
    </style:style>
    <style:style style:name="T153" style:family="text">
      <style:text-properties officeooo:rsid="01532c45"/>
    </style:style>
    <style:style style:name="T154" style:family="text">
      <style:text-properties officeooo:rsid="0153ecd2"/>
    </style:style>
    <style:style style:name="T155" style:family="text">
      <style:text-properties officeooo:rsid="0155c4ee"/>
    </style:style>
    <style:style style:name="T156" style:family="text">
      <style:text-properties officeooo:rsid="015726e7"/>
    </style:style>
    <style:style style:name="T157" style:family="text">
      <style:text-properties officeooo:rsid="0158032a"/>
    </style:style>
    <style:style style:name="T158" style:family="text">
      <style:text-properties officeooo:rsid="01598f06"/>
    </style:style>
    <style:style style:name="T159" style:family="text">
      <style:text-properties officeooo:rsid="015d5de9"/>
    </style:style>
    <style:style style:name="T160" style:family="text">
      <style:text-properties officeooo:rsid="015e9481"/>
    </style:style>
    <style:style style:name="T161" style:family="text">
      <style:text-properties officeooo:rsid="015fcd61"/>
    </style:style>
    <style:style style:name="T162" style:family="text">
      <style:text-properties officeooo:rsid="016148c2"/>
    </style:style>
    <style:style style:name="T163" style:family="text">
      <style:text-properties officeooo:rsid="0161f101"/>
    </style:style>
    <style:style style:name="T164" style:family="text">
      <style:text-properties officeooo:rsid="01681482"/>
    </style:style>
    <style:style style:name="T165" style:family="text">
      <style:text-properties officeooo:rsid="0169f48b"/>
    </style:style>
    <style:style style:name="T166" style:family="text">
      <style:text-properties officeooo:rsid="016bf208"/>
    </style:style>
    <style:style style:name="T167" style:family="text">
      <style:text-properties officeooo:rsid="016d5be3"/>
    </style:style>
    <style:style style:name="T168" style:family="text">
      <style:text-properties officeooo:rsid="016dd5f7"/>
    </style:style>
    <style:style style:name="T169" style:family="text">
      <style:text-properties officeooo:rsid="016f1077"/>
    </style:style>
    <style:style style:name="T170" style:family="text">
      <style:text-properties officeooo:rsid="01701def"/>
    </style:style>
    <style:style style:name="T171" style:family="text">
      <style:text-properties officeooo:rsid="017563ef"/>
    </style:style>
    <style:style style:name="T172" style:family="text">
      <style:text-properties officeooo:rsid="0176023e"/>
    </style:style>
    <style:style style:name="T173" style:family="text">
      <style:text-properties officeooo:rsid="01760826"/>
    </style:style>
    <style:style style:name="T174" style:family="text">
      <style:text-properties officeooo:rsid="0176086a"/>
    </style:style>
    <style:style style:name="T175" style:family="text">
      <style:text-properties officeooo:rsid="017684c9"/>
    </style:style>
    <style:style style:name="T176" style:family="text">
      <style:text-properties officeooo:rsid="017690cb"/>
    </style:style>
    <style:style style:name="T177" style:family="text">
      <style:text-properties officeooo:rsid="0177132b"/>
    </style:style>
    <style:style style:name="T178" style:family="text">
      <style:text-properties officeooo:rsid="01776fd5"/>
    </style:style>
    <style:style style:name="T179" style:family="text">
      <style:text-properties officeooo:rsid="01789b1f"/>
    </style:style>
    <style:style style:name="T180" style:family="text">
      <style:text-properties officeooo:rsid="017f06ca"/>
    </style:style>
    <style:style style:name="T181" style:family="text">
      <style:text-properties officeooo:rsid="017f9372"/>
    </style:style>
    <style:style style:name="T182" style:family="text">
      <style:text-properties officeooo:rsid="017ff34c"/>
    </style:style>
    <style:style style:name="T183" style:family="text">
      <style:text-properties officeooo:rsid="01807483"/>
    </style:style>
    <style:style style:name="T184" style:family="text">
      <style:text-properties officeooo:rsid="01808a23"/>
    </style:style>
    <style:style style:name="T185" style:family="text">
      <style:text-properties officeooo:rsid="0182b7c2"/>
    </style:style>
    <style:style style:name="T186" style:family="text">
      <style:text-properties officeooo:rsid="0183075f"/>
    </style:style>
    <style:style style:name="T187" style:family="text">
      <style:text-properties officeooo:rsid="0184bf1a"/>
    </style:style>
    <style:style style:name="T188" style:family="text">
      <style:text-properties officeooo:rsid="0185c5bb"/>
    </style:style>
    <style:style style:name="T189" style:family="text">
      <style:text-properties officeooo:rsid="018674cf"/>
    </style:style>
    <style:style style:name="T190" style:family="text">
      <style:text-properties officeooo:rsid="018709f0"/>
    </style:style>
    <style:style style:name="T191" style:family="text">
      <style:text-properties officeooo:rsid="018830da"/>
    </style:style>
    <style:style style:name="T192" style:family="text">
      <style:text-properties officeooo:rsid="0188f80b"/>
    </style:style>
    <style:style style:name="T193" style:family="text">
      <style:text-properties officeooo:rsid="018ae839"/>
    </style:style>
    <style:style style:name="T194" style:family="text">
      <style:text-properties officeooo:rsid="018cc2cc"/>
    </style:style>
    <style:style style:name="T195" style:family="text">
      <style:text-properties officeooo:rsid="018e5c1d"/>
    </style:style>
    <style:style style:name="T196" style:family="text">
      <style:text-properties officeooo:rsid="018f48fc"/>
    </style:style>
    <style:style style:name="T197" style:family="text">
      <style:text-properties officeooo:rsid="0190650e"/>
    </style:style>
    <style:style style:name="T198" style:family="text">
      <style:text-properties officeooo:rsid="01925a4d"/>
    </style:style>
    <style:style style:name="T199" style:family="text">
      <style:text-properties officeooo:rsid="0192b733"/>
    </style:style>
    <style:style style:name="T200" style:family="text">
      <style:text-properties officeooo:rsid="0193e264"/>
    </style:style>
    <style:style style:name="T201" style:family="text">
      <style:text-properties officeooo:rsid="01946a31"/>
    </style:style>
    <style:style style:name="T202" style:family="text">
      <style:text-properties officeooo:rsid="0194bc20"/>
    </style:style>
    <style:style style:name="T203" style:family="text">
      <style:text-properties officeooo:rsid="019692a2"/>
    </style:style>
    <style:style style:name="T204" style:family="text">
      <style:text-properties officeooo:rsid="0196c40c"/>
    </style:style>
    <style:style style:name="T205" style:family="text">
      <style:text-properties officeooo:rsid="01972abb"/>
    </style:style>
    <style:style style:name="T206" style:family="text">
      <style:text-properties officeooo:rsid="01990446"/>
    </style:style>
    <style:style style:name="T207" style:family="text">
      <style:text-properties officeooo:rsid="019a9aea"/>
    </style:style>
    <style:style style:name="T208" style:family="text">
      <style:text-properties officeooo:rsid="019b4d35"/>
    </style:style>
    <style:style style:name="T209" style:family="text">
      <style:text-properties officeooo:rsid="019c65ee"/>
    </style:style>
    <style:style style:name="T210" style:family="text">
      <style:text-properties officeooo:rsid="019dec57"/>
    </style:style>
    <style:style style:name="T211" style:family="text">
      <style:text-properties officeooo:rsid="019fde8e"/>
    </style:style>
    <style:style style:name="T212" style:family="text">
      <style:text-properties officeooo:rsid="01a29c5f"/>
    </style:style>
    <style:style style:name="T213" style:family="text">
      <style:text-properties officeooo:rsid="01a3022f"/>
    </style:style>
    <style:style style:name="T214" style:family="text">
      <style:text-properties officeooo:rsid="01a4238f"/>
    </style:style>
    <style:style style:name="T215" style:family="text">
      <style:text-properties officeooo:rsid="01a5f180"/>
    </style:style>
    <style:style style:name="T216" style:family="text">
      <style:text-properties officeooo:rsid="01a7603e"/>
    </style:style>
    <style:style style:name="T217" style:family="text">
      <style:text-properties officeooo:rsid="01a8b6cc"/>
    </style:style>
    <style:style style:name="T218" style:family="text">
      <style:text-properties officeooo:rsid="01ab941b"/>
    </style:style>
    <style:style style:name="T219" style:family="text">
      <style:text-properties officeooo:rsid="01ac7135"/>
    </style:style>
    <style:style style:name="T220" style:family="text">
      <style:text-properties officeooo:rsid="01addf3a"/>
    </style:style>
    <style:style style:name="T221" style:family="text">
      <style:text-properties officeooo:rsid="01aed432"/>
    </style:style>
    <style:style style:name="T222" style:family="text">
      <style:text-properties officeooo:rsid="01af468e"/>
    </style:style>
    <style:style style:name="T223" style:family="text">
      <style:text-properties officeooo:rsid="01b0aca5"/>
    </style:style>
    <style:style style:name="T224" style:family="text">
      <style:text-properties officeooo:rsid="01b13774"/>
    </style:style>
    <style:style style:name="T225" style:family="text">
      <style:text-properties officeooo:rsid="01b318e1"/>
    </style:style>
    <style:style style:name="T226" style:family="text">
      <style:text-properties officeooo:rsid="01b416bd"/>
    </style:style>
    <style:style style:name="T227" style:family="text">
      <style:text-properties officeooo:rsid="01b6e0b5"/>
    </style:style>
    <style:style style:name="T228" style:family="text">
      <style:text-properties officeooo:rsid="01b75ea3"/>
    </style:style>
    <style:style style:name="T229" style:family="text">
      <style:text-properties officeooo:rsid="01b8c4f8"/>
    </style:style>
    <style:style style:name="T230" style:family="text">
      <style:text-properties officeooo:rsid="01ba656b"/>
    </style:style>
    <style:style style:name="T231" style:family="text">
      <style:text-properties officeooo:rsid="01bbc4f4"/>
    </style:style>
    <style:style style:name="T232" style:family="text">
      <style:text-properties officeooo:rsid="01bca05b"/>
    </style:style>
    <style:style style:name="T233" style:family="text">
      <style:text-properties officeooo:rsid="01be1d3d"/>
    </style:style>
    <style:style style:name="T234" style:family="text">
      <style:text-properties officeooo:rsid="01be6390"/>
    </style:style>
    <style:style style:name="T235" style:family="text">
      <style:text-properties officeooo:rsid="01bec92b"/>
    </style:style>
    <style:style style:name="T236" style:family="text">
      <style:text-properties officeooo:rsid="01bf68d1"/>
    </style:style>
    <style:style style:name="T237" style:family="text">
      <style:text-properties officeooo:rsid="01c0c79f"/>
    </style:style>
    <style:style style:name="T238" style:family="text">
      <style:text-properties officeooo:rsid="01c23863"/>
    </style:style>
    <style:style style:name="T239" style:family="text">
      <style:text-properties officeooo:rsid="01c44850"/>
    </style:style>
    <style:style style:name="T240" style:family="text">
      <style:text-properties officeooo:rsid="01c5d512"/>
    </style:style>
    <style:style style:name="T241" style:family="text">
      <style:text-properties officeooo:rsid="01c798bb"/>
    </style:style>
    <style:style style:name="T242" style:family="text">
      <style:text-properties officeooo:rsid="01c942c9"/>
    </style:style>
    <style:style style:name="T243" style:family="text">
      <style:text-properties officeooo:rsid="01ca3f40"/>
    </style:style>
    <style:style style:name="T244" style:family="text">
      <style:text-properties officeooo:rsid="01cb8783"/>
    </style:style>
    <style:style style:name="T245" style:family="text">
      <style:text-properties officeooo:rsid="01cbbd99"/>
    </style:style>
    <style:style style:name="T246" style:family="text">
      <style:text-properties officeooo:rsid="01cbee9d"/>
    </style:style>
    <style:style style:name="T247" style:family="text">
      <style:text-properties officeooo:rsid="01cd8523"/>
    </style:style>
    <style:style style:name="T248" style:family="text">
      <style:text-properties officeooo:rsid="01ce46cd"/>
    </style:style>
    <style:style style:name="T249" style:family="text">
      <style:text-properties officeooo:rsid="01cf84be"/>
    </style:style>
    <style:style style:name="T250" style:family="text">
      <style:text-properties officeooo:rsid="01cfa995"/>
    </style:style>
    <style:style style:name="T251" style:family="text">
      <style:text-properties officeooo:rsid="01d09453"/>
    </style:style>
    <style:style style:name="T252" style:family="text">
      <style:text-properties officeooo:rsid="01d0e6e0"/>
    </style:style>
    <style:style style:name="T253" style:family="text">
      <style:text-properties officeooo:rsid="01d2697f"/>
    </style:style>
    <style:style style:name="T254" style:family="text">
      <style:text-properties officeooo:rsid="01d35a65"/>
    </style:style>
    <style:style style:name="T255" style:family="text">
      <style:text-properties officeooo:rsid="01d3e2d7"/>
    </style:style>
    <style:style style:name="T256" style:family="text">
      <style:text-properties officeooo:rsid="01d79946"/>
    </style:style>
    <style:style style:name="T257" style:family="text">
      <style:text-properties officeooo:rsid="01d98223"/>
    </style:style>
    <style:style style:name="T258" style:family="text">
      <style:text-properties officeooo:rsid="01d983bb"/>
    </style:style>
    <style:style style:name="T259" style:family="text">
      <style:text-properties officeooo:rsid="01db13e8"/>
    </style:style>
    <style:style style:name="T260" style:family="text">
      <style:text-properties officeooo:rsid="01db758b"/>
    </style:style>
    <style:style style:name="T261" style:family="text">
      <style:text-properties officeooo:rsid="01dc6730"/>
    </style:style>
    <style:style style:name="T262" style:family="text">
      <style:text-properties officeooo:rsid="01dc815d"/>
    </style:style>
    <style:style style:name="T263" style:family="text">
      <style:text-properties officeooo:rsid="01de0b02"/>
    </style:style>
    <style:style style:name="T264" style:family="text">
      <style:text-properties officeooo:rsid="01defea3"/>
    </style:style>
    <style:style style:name="T265" style:family="text">
      <style:text-properties officeooo:rsid="01dff05d"/>
    </style:style>
    <style:style style:name="T266" style:family="text">
      <style:text-properties officeooo:rsid="01e0a929"/>
    </style:style>
    <style:style style:name="T267" style:family="text">
      <style:text-properties officeooo:rsid="01e1fd11"/>
    </style:style>
    <style:style style:name="T268" style:family="text">
      <style:text-properties officeooo:rsid="01e2044e"/>
    </style:style>
    <style:style style:name="T269" style:family="text">
      <style:text-properties officeooo:rsid="01e3f6b7"/>
    </style:style>
    <style:style style:name="T270" style:family="text">
      <style:text-properties officeooo:rsid="01e58bc0"/>
    </style:style>
    <style:style style:name="T271" style:family="text">
      <style:text-properties officeooo:rsid="01e699ad"/>
    </style:style>
    <style:style style:name="T272" style:family="text">
      <style:text-properties officeooo:rsid="01e78430"/>
    </style:style>
    <style:style style:name="T273" style:family="text">
      <style:text-properties officeooo:rsid="01e951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5" text:outline-level="1"/>
      <text:p text:style-name="P1"/>
      <text:h text:style-name="P124" text:outline-level="1">Лекция 2</text:h>
      <text:p text:style-name="P16">Про условия какие-то говорят..</text:p>
      <text:p text:style-name="P16">Будем ссылаться на номера условий там. 7 условий всего.</text:p>
      <text:p text:style-name="P16"/>
      <text:p text:style-name="P16">Поговорим об условиях. Комментарии не давала? Ага.</text:p>
      <text:p text:style-name="P16">Условия классической модели. </text:p>
      <text:p text:style-name="P2"><text:span text:style-name="T5">1</text:span><text:span text:style-name="T1">) <text:s text:c="2"/>модель линейная</text:span></text:p>
      <text:p text:style-name="P2"><text:span text:style-name="T5">2</text:span><text:span text:style-name="T1">) факторные переменные наблюдаются без ошибок. Говорили о типах ошибок до этого. Матрица Х такая: 1 стб – единицы, а потом в Х[i] стб наблюдения x1..xn. Размер n X (k+1)</text:span></text:p>
      <text:p text:style-name="P2"><text:span text:style-name="T1">Условие того, что манг маквсимасен тогда и только тогда, когда X</text:span><text:span text:style-name="T13">t</text:span><text:span text:style-name="T1">*X (транспонирована) имеет det != 0 </text:span></text:p>
      <text:p text:style-name="P2"><text:span text:style-name="T5">3</text:span><text:span text:style-name="T1">) обсудили типа условие это. Матожидание от ошибки <text:s/>M[eps[i]] <text:s/>= 0. <text:s/>То есть все ошибки только случайные, нет систематичекой составляющей. Если не ноль, просто сдвигаем все вниз. Ну или вверх.</text:span></text:p>
      <text:p text:style-name="P2"><text:span text:style-name="T5">4</text:span><text:span text:style-name="T1">) D[eps[i]] = const <text:s/>и не зависит от номера наблюдения.</text:span></text:p>
      <text:p text:style-name="P2"><text:span text:style-name="T5">5</text:span><text:span text:style-name="T1">) ковариация eps : covar[eps[i], eps[j]] = sigma^2 if i == j else 0;</text:span></text:p>
      <text:p text:style-name="P16">Если рассмотрим ковариац матрицу <text:s/>Omega <text:s/>= cov(eps[i], eps[j]), <text:s/>то матрица всегда симметричная. И более того, она положительно определена. </text:p>
      <text:p text:style-name="P16">Тогда условия 4 и 5 говорят о тром, что Omega — диагональная. Omega = sigma^2 * E;</text:p>
      <text:p text:style-name="P16">Если рассмотрим линию регрессии у = a+b*x. То условия эти говорят, что рассеивание <text:s/>примерно везде одинаковые образуют полосу примерно одной ширины вдоь оси y. То есть (x. y + dy)</text:p>
      <text:p text:style-name="P17">Такие модели называются гомоскедастичная. </text:p>
      <text:p text:style-name="P17">Если 4 условие нарушено, <text:s/>а5 остаётся, то дисперсия ошибок зависит от номера наблюдения. Там тоже будет симметрия около линии, но симметрия в смысле в некотором малом дельта участке. </text:p>
      <text:p text:style-name="P18">Такие модели гетероскедастичные. </text:p>
      <text:p text:style-name="P18">Если нарушено 5 условие, <text:s/>Тогда вне диагонали есть ненулевые элементы. Это модели с коррелированными остатками. </text:p>
      <text:p text:style-name="P3"><text:span text:style-name="T4">6</text:span><text:span text:style-name="T23">) ошибки и факторные переменные независимы.</text:span></text:p>
      <text:p text:style-name="P4"><text:span text:style-name="T23">7</text:span><text:span text:style-name="T12">) закон больших чисел типа, поэтому случайной ошибки нет.</text:span></text:p>
      <text:p text:style-name="P19"/>
      <text:p text:style-name="P19">Дисперсионный анализ.</text:p>
      <text:p text:style-name="P19"><text:s/>D[y] = sum [y[i] — y_сруднее]/n = TSS/n = sum[(y[t] — y^[t] (с крышечкой ))^2 квадрат] /n + sum [(y^[t] - y_)^2] /n = ESS/n =+ RSS/n</text:p>
      <text:p text:style-name="P19"><text:soft-page-break/>ESS не объяснена регрессией, а <text:s/>RSS объяснена регрессией. </text:p>
      <text:p text:style-name="P19">TSS — первая составляющая</text:p>
      <text:p text:style-name="P4"><text:span text:style-name="T12">Коэффициент детерминации</text:span><text:span text:style-name="T31"> <text:s/>R^2 = 1 <text:s/>— ESS/TSS= <text:s/>по методу наменьших квадратовв = RSS/TSS = в двумерной модели (1 факторная переменная) = r[xy]^2 коэфф корреляции. </text:span></text:p>
      <text:p text:style-name="P20">r[xy] = _xy - _x*_y / sqrt (_(x^2) - (_x)^2 ) / то же для y </text:p>
      <text:p text:style-name="P20"><text:s/>в случае парной регрессии коэфф коррел хар=т направление и теснноту линейной связи.</text:p>
      <text:p text:style-name="P20">Если r[xy] <text:s/>&gt; 0, тогда связь прямая. То есть с ростом X <text:s/>средние значения результативной переменной y возрастают. </text:p>
      <text:p text:style-name="P21">Иначе связь обратная. -//- убывает.</text:p>
      <text:p text:style-name="P21"/>
      <text:p text:style-name="P5"><text:span text:style-name="T24">Теснота </text:span><text:span text:style-name="T44">линейной </text:span><text:span text:style-name="T24">связи. </text:span></text:p>
      <text:p text:style-name="P21">Если r[xy] = 0, то связи нет между <text:s/>x и y. На практике такого не бывает. </text:p>
      <text:p text:style-name="P22">Есди abs(r[xy] ) &lt; 0.3, тогда Линейная связь почти отсутствует, либо связь нелинейная, либо её нет, и это просто погрешность. </text:p>
      <text:p text:style-name="P6"><text:span text:style-name="T32">Есди abs(r[xy] ) = 0.3 .. 0.5, то </text:span><text:span text:style-name="T33">линейная </text:span><text:span text:style-name="T32">связь слабая. Туманность чуть-чуть вытянутая.</text:span></text:p>
      <text:p text:style-name="P23">0.5 .. 0.7 = умеренная связь.</text:p>
      <text:p text:style-name="P23">Если дальше до 1, то связь сильная, тесная. Эмпирические точки близко к линии регрессии. </text:p>
      <text:p text:style-name="P24">Когда ± 1 тогда связь жёстко функциональная.Все эмпирические точеи на линии регрессии. <text:tab/></text:p>
      <text:p text:style-name="P7"><text:span text:style-name="T45">Упражнение 1</text:span><text:span text:style-name="T34">:доказать, что в лучае парной регрессии коэфф детерминации равен квадрату коэфф корреляции R^2 = r[xy]^2 (только для парной регресии). Показывает, насколько измерение результативной переменной <text:s/>dy обусловлены изменением <text:s/>dx .</text:span></text:p>
      <text:p text:style-name="P24"/>
      <text:p text:style-name="P24">В случае многомерной регрессии, коэфф корреляции модерли <text:s/>R назовём корень из коэфф детерминации R = sqrt( R^2) </text:p>
      <text:p text:style-name="P24">Но между любыми двумя коэфф модели можно рассматривать парные коэфф корреляции. </text:p>
      <text:p text:style-name="P24">Однако парные коэфф корреляции не отражают истинной тесноты связи между двумя величинами в многомерной модели. </text:p>
      <text:p text:style-name="P7"><text:span text:style-name="T34">Истинная зависимость между 2 величинами хар-ся частным коэфф корреляции. <text:tab/>В случае многомерной модели коэфф детерминации также не является объ показателем, поэтому ассматривается скорректированный коэффф детерминации, нормированный, другими словами. R^2 adj, R^2 норм, R^2 скорр = 1 — </text:span><text:span text:style-name="T35">(</text:span><text:span text:style-name="T34">ESS/ </text:span><text:span text:style-name="T35">n — k — 1)</text:span><text:span text:style-name="T34"> / TSS /</text:span><text:span text:style-name="T35">(n — 1)</text:span></text:p>
      <text:p text:style-name="P25">n — число наблюдений в модели, k — количество факторов в модели. K+1 — размерность модели</text:p>
      <text:p text:style-name="P25"><text:soft-page-break/>R^2 скорр <text:s/>&lt;= 1</text:p>
      <text:p text:style-name="P26">Чем ближе <text:s/>он к 1, тем лучше качество модели. </text:p>
      <text:p text:style-name="P26"/>
      <text:p text:style-name="P8"><text:span text:style-name="T25">Проверка основных статистических гипотез о значимости факторов и зна</text:span><text:span text:style-name="T26">t</text:span><text:span text:style-name="T25">чимости модели в целом</text:span><text:span text:style-name="T36">.</text:span></text:p>
      <text:p text:style-name="P26"/>
      <text:p text:style-name="P27">а) Методом наименьших квадратов 2-мерню модель. Ну понятно, как получить <text:s/>a и b <text:s/>из прямой регрессии. </text:p>
      <text:p text:style-name="P27">Да это же тривиально! Делали на тервере. </text:p>
      <text:p text:style-name="P27">Х тут у нас — матрица вида &lt; &lt; 1, … , 1&gt; | &lt;x1, … , xn&gt;&gt; </text:p>
      <text:p text:style-name="P27">Короче, что-то вывели, как-то получили что-то. Надо получить решение в виде матриц и векторов. Ну это же несложно. </text:p>
      <text:p text:style-name="P27">б) в случае многомерной модели всё точно так же. </text:p>
      <text:p text:style-name="P27">в) проверка значимости отдельных факторов. Выводить не будем, а просто запишем. </text:p>
      <text:p text:style-name="P9"><text:span text:style-name="T37">Y = sum (b</text:span><text:span text:style-name="T38">eta </text:span><text:span text:style-name="T37">[i]*x[i]) + b[0]</text:span></text:p>
      <text:p text:style-name="P9"><text:span text:style-name="T37">y[t] = sum </text:span><text:span text:style-name="T38">(b[i]*x[i][t])</text:span><text:span text:style-name="T37">.. + eps[t] (номер измерения)</text:span></text:p>
      <text:p text:style-name="P28">Гипотеза о том, что <text:s/>фактор x[i] не влияет на y. <text:s/></text:p>
      <text:p text:style-name="P28">То есть гипотеза о том, что b[i] == 0ж</text:p>
      <text:p text:style-name="P28">Считается t-статистика, котороая подчиняется закону рапределения стьюдента с степ сводобы n-k-1</text:p>
      <text:p text:style-name="P28">b[i] - - мы получили методаом наим кважратов . </text:p>
      <text:p text:style-name="P28">s[i] — среднеквадр отклонение коэфф b[i]. <text:s/>s = sigma[b[i] ]. </text:p>
      <text:p text:style-name="P29">Критческое значение статистики t = b[i] — beta[i] (в данном случае beta[i] = 0) / s[i] определяют по талициа стьюдента. </text:p>
      <text:p text:style-name="P29">Если |t| &lt; tкрит, то гипотеза о незначимости принята. </text:p>
      <text:p text:style-name="P29"/>
      <text:p text:style-name="P30">г) проверка значимости модели в целом. </text:p>
      <text:p text:style-name="P31">Проверка того, что взяли не те факторы, ну и следовательно проверка того, что все beta[i] = 0. То ест ьмодельь незначима. Альтернативная гипотеза о том, что угадали хотя бы один фактор. </text:p>
      <text:p text:style-name="P31">F = <text:bookmark-start text:name="__DdeLink__733_1553389954"/>R^2/(1-R^2) * (n-k<text:span text:style-name="T105">-1</text:span>)/<text:span text:style-name="T104">(</text:span>k<text:span text:style-name="T104">)</text:span><text:bookmark-end text:name="__DdeLink__733_1553389954"/> <text:s text:c="3"/>по распр фишера <text:s/>F(k, n-k<text:span text:style-name="T105">-1</text:span>) </text:p>
      <text:p text:style-name="P32">Если меньше, то модель в целом незначимма. </text:p>
      <text:p text:style-name="P25"/>
      <text:p text:style-name="P10"><text:span text:style-name="T27">Линеализация модели</text:span><text:span text:style-name="T39">. </text:span></text:p>
      <text:p text:style-name="P32">Есть модель спроса-предложения.</text:p>
      <text:p text:style-name="P32">Q[D] =- <text:s/>величина спроса <text:s/>= alpha*(p уровень цен в нашем периоде)^beta * y (уровень доходов населения сейчас) ^ gamma </text:p>
      <text:p text:style-name="P32">Если товар обычный, тогда чем выше р, тем ниже Q[D] <text:s text:c="3"/>(Пишем Q^D) </text:p>
      <text:p text:style-name="P32"><text:soft-page-break/>Чтобы получить линейную модель, просто прологарифмируем! </text:p>
      <text:p text:style-name="P32">Получим Q[D] = ln aplha + <text:s/>beta ln p + gamma ln y;</text:p>
      <text:p text:style-name="P32">Интерпритация коэффициентов.</text:p>
      <text:p text:style-name="P32">Если есть линейная модель</text:p>
      <text:p text:style-name="P33">Переменные , которые качественные, мы называем фиктивными. </text:p>
      <text:p text:style-name="P34">Интерпретация линейной модели была.</text:p>
      <text:p text:style-name="P34">Если в линейной коэффициенты говорято просто аддитивной м уселиченеии величины суммы, то в логирафмической они говорят о процентном увеличении. </text:p>
      <text:p text:style-name="P34"/>
      <text:p text:style-name="P11"><text:span text:style-name="T28">Вернёмся к моделям</text:span><text:span text:style-name="T40">. Хватит прикладной всякой. </text:span></text:p>
      <text:h text:style-name="P267" text:outline-level="2">Свойства оценок, полученных по мнк (метод наим квадратов)</text:h>
      <text:p text:style-name="P12"><text:span text:style-name="T46">Свойство </text:span><text:span text:style-name="T47">1</text:span><text:span text:style-name="T40">) Оценки b[i] = ^beta[i] = </text:span><text:bookmark-start text:name="__DdeLink__1193_897625652"/><text:span text:style-name="T40">(Xt*X)^-1 <text:s/>* Xt * Y</text:span><text:bookmark-end text:name="__DdeLink__1193_897625652"/><text:span text:style-name="T40"> – эти оценки несмещённые.</text:span></text:p>
      <text:p text:style-name="P34">То есть M[b] = beta; </text:p>
      <text:p text:style-name="P34">Докажем: M[b] = M[(Xt*X)^-1 <text:s/>* Xt * (X * beta + eps)] = M[beta + (Xt*X)^-1 <text:s/>* Xt * epsilon ] = M[beta] + M[(Xt*X)^-1 <text:s/>* Xt * epsilon] <text:s/>= M[beta] + gamma*M[eps] = M[beta] + 0;</text:p>
      <text:p text:style-name="P34"/>
      <text:p text:style-name="P49"><text:span text:style-name="T8">Свойство </text:span><text:span text:style-name="T3">2</text:span>) Оценки состоятельны. То есть предел при n → inf, D[b] → 0</text:p>
      <text:p text:style-name="P49">При достаточно большом количестве наблюдений почти не отдичаются коэфф.</text:p>
      <text:p text:style-name="P49">D[b] = M[(b)^2] <text:s/>- beta^2 = </text:p>
      <text:p text:style-name="P13"><text:span text:style-name="T40">M[</text:span><text:span text:style-name="T41">(</text:span><text:span text:style-name="T40">beta + </text:span><text:bookmark-start text:name="__DdeLink__1198_897625652"/><text:span text:style-name="T40">(Xt*X)^-1 <text:s/>* Xt * epsilon</text:span><text:span text:style-name="T41">)^2</text:span><text:bookmark-end text:name="__DdeLink__1198_897625652"/><text:span text:style-name="T40"> ] </text:span><text:span text:style-name="T41">- beta^2 = </text:span></text:p>
      <text:p text:style-name="P49">M[beta^2] — beta^2 + </text:p>
      <text:p text:style-name="P13"><text:span text:style-name="T41">M[beta*</text:span><text:span text:style-name="T40">(Xt*X)^-1 <text:s/>* Xt * epsilon</text:span><text:span text:style-name="T41">] + M[(</text:span><text:span text:style-name="T40">(Xt*X)^-1 <text:s/>* Xt * epsilon</text:span><text:span text:style-name="T41">)^2] = </text:span></text:p>
      <text:p text:style-name="P13"><text:span text:style-name="T41">beta*gamma*0 + gamma^2*D[eps] → 0; <text:s text:c="2"/></text:span><text:span text:style-name="T42">не то!</text:span></text:p>
      <text:p text:style-name="P50">дисперсия матрицы = каждый элемент диспергируем. </text:p>
      <text:p text:style-name="P50">D[ A * Y] = A' * D[y]. <text:s/>у a' [i][j]= a^2 [i][j] </text:p>
      <text:p text:style-name="P15"><text:span text:style-name="T43">A = </text:span><text:span text:style-name="T40">(Xt*X)^-1 <text:s/>* Xt . <text:s text:c="2"/></text:span><text:span text:style-name="T43">Y = epsilon</text:span></text:p>
      <text:p text:style-name="P14"><text:span text:style-name="T42">D[AY] = M[AY*(AY)t] <text:s/></text:span><text:span text:style-name="T43">= M[A Y Yt At] = A M[Y Yt] At = A Omega (коррел матрица для эпсилона) At.</text:span></text:p>
      <text:p text:style-name="P51">Показать, что стремится к нулю.</text:p>
      <text:p text:style-name="P52">Забыл показать это. </text:p>
      <text:p text:style-name="P52">Показать, что Omega → 0 при n → infinity</text:p>
      <text:p text:style-name="P53">В ней коррел моменты и дисперсии эпсилонов. У нас она диагональная, так что показать, что дисперсия эпсилонов стремится к нулю. Это так? Нет! </text:p>
      <text:p text:style-name="P53">Короче, пишем, что она говорит. </text:p>
      <text:p text:style-name="P53"><text:soft-page-break/>Omega = daig (D[i]) – диагональная матрица. </text:p>
      <text:p text:style-name="P53">Если Z = (z1..zm), Тогда V[Z] — ковариационная матирица = ( cov(zi, zj) ), m x m размер, zi — одномерная случацная величина.</text:p>
      <text:p text:style-name="P53">Так как cov(zi,zj) = M[(zi — Mzi)(zj — Mzj)], то диагональные элементы будут ровно дисперсиями. </text:p>
      <text:p text:style-name="P53"/>
      <text:p text:style-name="P54">Интересует дисперсия столбца B.</text:p>
      <text:p text:style-name="P54">Она будет Диагональ ковариационной матрицы вектора B.</text:p>
      <text:p text:style-name="P54"><text:s/>D [b] = diag V[b].</text:p>
      <text:p text:style-name="P54">b = ^b — типа оптимальный через метод наименьших квадратов. </text:p>
      <text:p text:style-name="P35"><text:span text:style-name="T48">b = </text:span>(Xt*X)^-1 <text:s/>* Xt * Y <text:span text:style-name="T48">= </text:span><text:s/><text:span text:style-name="T48">A Y</text:span></text:p>
      <text:p text:style-name="P35"><text:span text:style-name="T48">Найдём V[b] = V[A Y] = V[ A (X beta + epsilon)] = V[ A X beta + A epsilon ] = <text:s/></text:span><text:span text:style-name="T49">V</text:span><text:span text:style-name="T48">[ E beta + A epsilon] <text:s/></text:span><text:span text:style-name="T49">= V[A epsilon] (так как смещение убрали в ковариации) = </text:span><text:span text:style-name="T50">….</text:span></text:p>
      <text:p text:style-name="P36"><text:span text:style-name="T6">Лемма</text:span><text:span text:style-name="T50">. V[A eps] = A V[eps] </text:span><text:span text:style-name="T51">transp(A) <text:s/>// посмотреть по размерам, куда что.</text:span></text:p>
      <text:p text:style-name="P37"><text:span text:style-name="T52">V[A eps] [i][j] = cov ((A eps)[i], (A eps)[j]) = cov ( (sum[a[i][k] eps[k], k=1..n] <text:s/>, <text:s text:c="2"/>(sum[a[j][k] eps[k], k=1..n]) = sum [ cov(a[i][k] eps[k], a[j][m] eps[m] <text:s/>) , k, m] </text:span><text:span text:style-name="T53">= sum [ <text:s text:c="2"/>a[i][k] <text:s/>a[j][m] <text:s/>cov(eps[k], eps[m] ), k, m] = только когда k == m = <text:s text:c="4"/>sum [ <text:s text:c="2"/>a[i][k] <text:s/>a[j][k] <text:s/>cov(eps[k], eps[k]) , k = 1..n] = <text:s/>(A V[eps] transp(A) )[i][j]</text:span></text:p>
      <text:p text:style-name="P70">Конец леммы</text:p>
      <text:p text:style-name="P55">Почему ковариация суммы равна сумме ковариаций? <text:s/>Это очевидно, если независимы величины. </text:p>
      <text:p text:style-name="P55"/>
      <text:p text:style-name="P56"><text:s/>… = A V[epsilon] transp(A) → A Omega transp(A).</text:p>
      <text:p text:style-name="P38"><text:span text:style-name="T54">diag[b] = ? <text:s/>= V[b][i][i] = (V[A eps])[i][i] = </text:span><text:span text:style-name="T53">sum [ <text:s text:c="2"/>a[i][k] <text:s/>a[</text:span><text:span text:style-name="T54">i</text:span><text:span text:style-name="T53">][k] <text:s/>cov(eps[k], eps[k]) , k = 1..n] </text:span><text:span text:style-name="T54">= sigma^2 (A[i], A[i]) скалярное умножение. </text:span><text:span text:style-name="T55">Это же как у A tranp(A) [i][i] = </text:span><text:span text:style-name="T7">...</text:span></text:p>
      <text:p text:style-name="P39"><text:span text:style-name="T55"><text:tab/>A At = </text:span>(Xt*X)^-1 <text:s/>* Xt * <text:span text:style-name="T55">(</text:span>(Xt*X)^-1 <text:s/>* Xt<text:span text:style-name="T55">)t = … = (Xt X)^-1</text:span></text:p>
      <text:p text:style-name="P39"><text:span text:style-name="T7">…</text:span><text:span text:style-name="T55"> = </text:span><text:span text:style-name="T54">sigma^2 </text:span><text:span text:style-name="T55">diag</text:span><text:span text:style-name="T54"> </text:span><text:span text:style-name="T55">((Xt X)^-1) </text:span><text:span text:style-name="T56">= ...</text:span></text:p>
      <text:p text:style-name="P40"><text:span text:style-name="T56">Сходимость по вероятности <text:s/>- что? Lim </text:span><text:span text:style-name="T14">n-&gt;inf [D[b]] =(P) <text:s/>0 <text:s/>&lt;=&gt; P(|D[b] — 0| &gt; delta) = 0</text:span></text:p>
      <text:p text:style-name="P40"><text:span text:style-name="T14">… = </text:span><text:span text:style-name="T15">sigma^2 / </text:span><text:span text:style-name="T14">n</text:span><text:span text:style-name="T15"> </text:span><text:span text:style-name="T16">diag</text:span><text:span text:style-name="T15"> </text:span><text:span text:style-name="T16">((</text:span><text:span text:style-name="T14">1/n </text:span><text:span text:style-name="T16">Xt X)^-1) </text:span><text:span text:style-name="T14">= …</text:span></text:p>
      <text:p text:style-name="P40"><text:span text:style-name="T14">Условие есть: <text:s/>(1/n </text:span><text:span text:style-name="T16">Xt X</text:span><text:span text:style-name="T14"> ) ^-1 ограничена, это при хорошей независимости элементов X, то есть определитель <text:s/>1/n </text:span><text:span text:style-name="T16">Xt X </text:span><text:span text:style-name="T14">довольно большой. Короче, при таких условиях всё будет сходиться. Ура! </text:span></text:p>
      <text:p text:style-name="P71">… = <text:s/>? → 0, n → infinity.</text:p>
      <text:p text:style-name="P75">Конец свойства 2</text:p>
      <text:p text:style-name="P72"/>
      <text:p text:style-name="P75"/>
      <text:p text:style-name="P75"/>
      <text:p text:style-name="P41"><text:soft-page-break/><text:span text:style-name="T18">Свойство 3</text:span><text:span text:style-name="T17">) <text:s/>Эффективность оценок.</text:span></text:p>
      <text:p text:style-name="P42"><text:span text:style-name="T20">Опять b = A Y <text:s/>= A ( X </text:span><text:span text:style-name="T22">beta</text:span><text:span text:style-name="T20"> + eps) = beta + A eps ошибки линейные. </text:span></text:p>
      <text:p text:style-name="P73">Что значит эффективны? Если возьмём другую оценку, и она будет линейной относительно A, то дисперсия от метода наименьших квардатов юудет наименьшей из таких. </text:p>
      <text:p text:style-name="P43"><text:span text:style-name="T19">Теорема Гаусса-Маркова</text:span><text:span text:style-name="T21">. </text:span><text:span text:style-name="T22">Если <text:s/>Y <text:s/>= <text:s/>X beta + eps, </text:span></text:p>
      <text:p text:style-name="P74">X — детерминированная матрица максимального ранга, <text:s/></text:p>
      <text:p text:style-name="P43"><text:span text:style-name="T22">M[eps] = 0, V[eps] = sigma^2 E, </text:span><text:span text:style-name="T2">тогда</text:span><text:span text:style-name="T22">:</text:span></text:p>
      <text:p text:style-name="P74">МНК оценка (метод наименьших квадратов) ^b = (Xt X)^-1 Xt Y</text:p>
      <text:p text:style-name="P57">имеет наименьшую дисперсию в классе линейных несмещённых оценок. </text:p>
      <text:p text:style-name="P44"><text:span text:style-name="T9">Доказательство</text:span><text:span text:style-name="T57">:</text:span></text:p>
      <text:p text:style-name="P58">Пусть есть ещё одна оценка ~b — линейная и несмещённая оценка для beta. Тогда M[~b] = beta. <text:s/>Тогда ~b = ^b + (~b - ^b) = раз линейная оценка, то разница тоже линейна с нулевым матожиданием = <text:s/>AY + BY = (A+B) Y.</text:p>
      <text:p text:style-name="P58">Посмотрим ковариационную матрицу V[~b]</text:p>
      <text:p text:style-name="P44"><text:span text:style-name="T57">Это будет V[(A+B)Y] = цель — показать, что она &gt;=, чем V[^b]. Как A &gt; B ? квадратные симметричные матрицы. С = A-B &gt; 0 положительно определённая, если (Ax, x) &gt; 0 <text:s/>-v- x in </text:span><text:span text:style-name="T58">R^n</text:span><text:span text:style-name="T57"> квадратичная форма всегла неотрицательная. </text:span></text:p>
      <text:p text:style-name="P60">Докажем, что V[~b] — V[^b] &gt;=0</text:p>
      <text:p text:style-name="P61">~b = ^b + (~b — ^b), и у скобочки матожидание ноль. </text:p>
      <text:p text:style-name="P61">V[A Y + B Y] = …</text:p>
      <text:p text:style-name="P61">Выразим ~b через eps</text:p>
      <text:p text:style-name="P61">~b = (A+B) Y = (A+B) (X beta + eps) = beta + (B X beta + (A + B ) eps)</text:p>
      <text:p text:style-name="P45"><text:span text:style-name="T59">Тогда M[B X beta + (A + B ) eps] = 0. Хе-хе! </text:span><text:span text:style-name="T60">= M[B X beta] + 0 = B X beta.= 0</text:span></text:p>
      <text:p text:style-name="P62">beta фиксирован. Тогда B X — нулевая матрица. <text:s/>A X = E. </text:p>
      <text:p text:style-name="P63">~b = AY + BY <text:s/>= beta + A eps + B (X beta + eps) = beta + A eps + B eps = beta + (A+B) eps</text:p>
      <text:p text:style-name="P46"><text:span text:style-name="T60">V[~b] = M[ (~b — beta) (~b — beta )transposed ] = M[ (A+B)</text:span><text:span text:style-name="T61">eps</text:span><text:span text:style-name="T60"> </text:span><text:span text:style-name="T61">(eps)</text:span><text:span text:style-name="T60">t (A+B)t + </text:span><text:span text:style-name="T61">eps</text:span><text:span text:style-name="T60"> (beta)t — beta </text:span><text:span text:style-name="T61">(eps)</text:span><text:span text:style-name="T60">t (A+B)t — (A+B)</text:span><text:span text:style-name="T61">eps</text:span><text:span text:style-name="T60"> (beta)t ] </text:span><text:span text:style-name="T61">= <text:s/><text:line-break/></text:span><text:span text:style-name="T60">M[ (A+B) </text:span><text:span text:style-name="T61">eps</text:span><text:span text:style-name="T60"> </text:span><text:span text:style-name="T61">(eps)</text:span><text:span text:style-name="T60">t (A+B)t</text:span><text:span text:style-name="T61">] = A M[eps epst] At + A M Bt + B M At + B M Bt =...</text:span></text:p>
      <text:p text:style-name="P63"><text:tab/>M[eps epst] = V[eps] = Omega = sigma^2 E</text:p>
      <text:p text:style-name="P46"><text:span text:style-name="T61">… </text:span><text:span text:style-name="T62">= V[^b] <text:s/>(показали ранее) + sigma^2 <text:s/>* ( A Bt + B At + B Bt) </text:span><text:span text:style-name="T63">= …</text:span></text:p>
      <text:p text:style-name="P64"><text:tab/>B At = B X ((Xt X) ^-1 t) = 0</text:p>
      <text:p text:style-name="P64"><text:tab/>A Bt = <text:s/>аналогично</text:p>
      <text:p text:style-name="P65">… = V[^b] + sibma^2 B Bt</text:p>
      <text:p text:style-name="P66">Докажем, что V[~b] — V[^b] &gt;= 0;</text:p>
      <text:p text:style-name="P66">Почему? Sigma^2 B Bt &gt;= 0 ? </text:p>
      <text:p text:style-name="P47"><text:soft-page-break/><text:span text:style-name="T10">Лемма</text:span><text:span text:style-name="T64">. Если есть матрица A . Это оператор R^n → R^m. Размер mxn. Тогда (Ax, y) скалярное произведение x from R^n, y from R^m, <text:s/></text:span></text:p>
      <text:p text:style-name="P67">(Ax, y) = (x, A* y). A* = (_A )t комплексно-сопряжённая и транспонированная. </text:p>
      <text:p text:style-name="P47"><text:span text:style-name="T10">Конец леммы</text:span><text:span text:style-name="T64">.</text:span></text:p>
      <text:p text:style-name="P68">Покажем, что матрица (B Bt x, x) положительно определена.</text:p>
      <text:p text:style-name="P48"><text:span text:style-name="T65">(B Bt x, x) = (Bt x, B* x) = (Bt x, Bt x) = ||Bt x|| </text:span><text:span text:style-name="T66">&gt; 0 , вот и всё. </text:span></text:p>
      <text:p text:style-name="P69">Остально убедиться, что </text:p>
      <text:p text:style-name="P59"/>
      <text:p text:style-name="P44"><text:span text:style-name="T9">Конец теоремы</text:span><text:span text:style-name="T57">.</text:span></text:p>
      <text:p text:style-name="P34"/>
      <text:p text:style-name="P34"/>
      <text:h text:style-name="P268" text:outline-level="2">Мультиколлинеарность</text:h>
      <text:p text:style-name="P80">Если мы убрали пару демятков элементов выборки, и коэффициенты регрессии сильно отличаются, то это очень плохо. Есть сильно связанные коэффициенты, <text:s/>которые влияют только в связке, то убрав их рассмотрения один, у воторого всё может сильно измениться. </text:p>
      <text:p text:style-name="P80">Мультиколлинеарность бывает, когда det X Xt близок к нулю.</text:p>
      <text:p text:style-name="P80">Есть ли мультиколлинеарность, сильная ли, можно ли её ослабить, или выбросить модель, и строить другую модель. </text:p>
      <text:p text:style-name="P80">Основные признаки мультиколлинеарности? </text:p>
      <text:list xml:id="list3966009422" text:style-name="L1">
        <text:list-item>
          <text:p text:style-name="P127">Они есть в лабораторной. </text:p>
        </text:list-item>
      </text:list>
      <text:p text:style-name="P81">Пошаговое присоединение переменных. </text:p>
      <text:p text:style-name="P81">Добавляем сначала Самую влиятельную на y (r[xy] большой), потом добавим ту, которая даст самый большой коэфф детерминации R, и тд. Как только он начал падать после роста, остаавливаемся.</text:p>
      <text:p text:style-name="P82">С фиктивными переменными аккуратно очень обращаться. Они могут накосячить в результат. </text:p>
      <text:p text:style-name="P82">Когда убрали переменные лишние, начинаем анализировать модель заново, как в первой ЛР. </text:p>
      <text:p text:style-name="P82">Есть ещё метод устранения мультиколинеарности. Если x2,x3,x5 сильно коррелируют, то можно обобщить их в одну переменную. Уменьшеам количество переменных в модели из-за того, что несколько скоррелированных между собой переменных заменяем на одну обобщающую.</text:p>
      <text:p text:style-name="P32"/>
      <text:h text:style-name="P125" text:outline-level="1">Часть пропущена, писал контест</text:h>
      <text:p text:style-name="P83"/>
      <text:p text:style-name="P101">Ляляля</text:p>
      <text:p text:style-name="P101"/>
      <text:p text:style-name="P101"><text:soft-page-break/>Если в модель не включили значимые переменные, то в общем случае оценка коэффициентов будет смещённой. Несмещённой будет, если столбцы Y будут ортогональны столбцам длянной модели Z.</text:p>
      <text:p text:style-name="P84"><text:span text:style-name="T67">Оценка дисперсии S^2 будет тоже смещённой. </text:span><text:span text:style-name="T68">А так как она там часто присутстует, то получаем радужную картину, но на самом деле всё будет плохо. </text:span></text:p>
      <text:p text:style-name="P102">Если всё плохо, то всё плохо, а если хорошо, то исследуем дальше, а вдруг там на самом деле плохо.</text:p>
      <text:p text:style-name="P85"><text:span text:style-name="T69">Если мы включили много переенных незначимых, Если реально описывается короткой регрессией, а мы выбрали можель длинной регрессии, то точно так же выводя, как раньше, будет оценка ^beta в короткой регрессии будет совпадать с оценкой *beta длинной регрессии, <text:s/>при чём о</text:span><text:span text:style-name="T70">б</text:span><text:span text:style-name="T69">е будут несмещённ</text:span><text:span text:style-name="T71">ыми</text:span><text:span text:style-name="T69">. </text:span><text:span text:style-name="T72">Более того, ещё раз напомним, что в класической модели оценка дисперсии S^2 тоже будет несмещённой. </text:span><text:span text:style-name="T73">Аккуратно доказывали уже, но можно проверить. </text:span></text:p>
      <text:p text:style-name="P86"><text:span text:style-name="T74">Типа «О, нормально», но... </text:span><text:span text:style-name="T75">При убирании одного, коэффициенты beta будут скакать сильно. </text:span><text:span text:style-name="T76">Дисперсия *beta будет большая, поэтому несостоятельная оценка, так как при большой количестве наблюдений должен стремиться к нулю. А тут будет стремиться к нулю, но очень медленно. А разброс дисперий будет большим. А ещё факторы между собой начнут взаимодействоввать, и получаем модель с мультиколлинеарностью.</text:span></text:p>
      <text:p text:style-name="P87"><text:span text:style-name="T77">Ну, наверно, всё. Будет немнонго лучше, но устойчивость мождели падает сильно. По ней нельзя строить прог</text:span><text:span text:style-name="T78">н</text:span><text:span text:style-name="T77">озы. </text:span></text:p>
      <text:p text:style-name="P103"/>
      <text:h text:style-name="P126" text:outline-level="1">Обобщённый метод наименьших квадратов.</text:h>
      <text:p text:style-name="P104">Если модель не гомоскедастична, то... </text:p>
      <text:p text:style-name="P104">Тогда Omega не sigma^2 E, на диагонали разные дисперии или что-то такое. </text:p>
      <text:p text:style-name="P104">Omega всегда &gt;= 0 и симметрична. //положительно определена</text:p>
      <text:p text:style-name="P88"><text:span text:style-name="T79">Если есть симметричная положительно определённая матриц, то её можно представить в виде произведения <text:s/>Pt L P, где P — ортогональная матрица, матрица поворота. </text:span><text:span text:style-name="T80">Определители матрицы единицы типа. Не растягиваем пространство, не двиганем, а просто поворачиваем. </text:span></text:p>
      <text:p text:style-name="P89"><text:span text:style-name="T80">У неё базис из ортогональных собственных векторов. <text:s/></text:span><text:span text:style-name="T81">Если есть 2 собственных числа действительных, то их векторы любые ортогональны (u1 ort u2).</text:span></text:p>
      <text:p text:style-name="P105">Есть a1 собственное число, <text:s/>у него есть векторы u1...uk, тогда можно построить ортогональный базис. </text:p>
      <text:p text:style-name="P106">Еслиматрица симметричная, всегда можно привести к диагональному виду, если же нет, то гарантировать можем только жорданову форму. </text:p>
      <text:p text:style-name="P90"><text:span text:style-name="T82">Приводим к ортогональному базису из собственных векторов</text:span><text:span text:style-name="T81">, </text:span><text:span text:style-name="T82">тогда на диагонали будут стоять положительные числа, тогда определена матрица <text:s/>корней из них.</text:span></text:p>
      <text:p text:style-name="P93"><text:soft-page-break/>L = diag(a1...an), <text:s/>L^(1/2) = diag( sqrt(a1..an) )</text:p>
      <text:p text:style-name="P95"><text:span text:style-name="T82">То есть вроде как <text:s/></text:span><text:span text:style-name="T101">э</text:span><text:span text:style-name="T82">то </text:span></text:p>
      <text:p text:style-name="P94">B: B*B = L.</text:p>
      <text:p text:style-name="P106">Тоже полодительно определённая симметричная. </text:p>
      <text:p text:style-name="P107">Тогда будет </text:p>
      <text:p text:style-name="P96"><text:span text:style-name="T83">Pt L^(1/2) L^(1/2) P = Omega </text:span><text:span text:style-name="T84">= </text:span><text:span text:style-name="T82">. </text:span><text:span text:style-name="T101">(</text:span><text:span text:style-name="T83">L^(1/2) P</text:span><text:span text:style-name="T84">)</text:span><text:span text:style-name="T99">t</text:span><text:span text:style-name="T84"> <text:s text:c="2"/>(</text:span><text:span text:style-name="T83">L^(1/2) P</text:span><text:span text:style-name="T84">)</text:span></text:p>
      <text:p text:style-name="P78">Тогда если сделать замену переменной </text:p>
      <text:p text:style-name="P91"><text:span text:style-name="T101">~Y = <text:s/>(</text:span><text:span text:style-name="T82">L^(</text:span><text:span text:style-name="T102">-</text:span><text:span text:style-name="T82">1/2) P</text:span><text:span text:style-name="T101">)t Y</text:span></text:p>
      <text:p text:style-name="P91"><text:span text:style-name="T101">~X = <text:s/>(</text:span><text:span text:style-name="T82">L^(</text:span><text:span text:style-name="T102">-</text:span><text:span text:style-name="T82">1/2) P</text:span><text:span text:style-name="T101">)t X <text:s/>// X = [S X1 X2 X3...]</text:span></text:p>
      <text:p text:style-name="P91"><text:span text:style-name="T101">~eps = (</text:span><text:span text:style-name="T82">L^(</text:span><text:span text:style-name="T102">-</text:span><text:span text:style-name="T82">1/2) P</text:span><text:span text:style-name="T101">)t ~eps</text:span></text:p>
      <text:p text:style-name="P78">Тогда получим классическую модель, к которой можно применить метод наимешьних квадратов. <text:s/>Получим ~b по мнк.</text:p>
      <text:p text:style-name="P78">Если просто к негомоскедестичной модели применим мнк, то получим ^b несмещённый состоятельный, но неэффективный. </text:p>
      <text:p text:style-name="P78">Если же по ~- модели, то получим норм так ~b, который будет несмещённым, состоятельным, эффективным.</text:p>
      <text:p text:style-name="P78"/>
      <text:p text:style-name="P76"><text:span text:style-name="T11">Особый случай</text:span><text:span text:style-name="T101">. Модель гетероскедестична. Матрица уже диагональная.</text:span></text:p>
      <text:p text:style-name="P79">Omega = diag (s1,,, sn).</text:p>
      <text:p text:style-name="P79">Тогда P = E, и она нам не нужна.</text:p>
      <text:p text:style-name="P79">Возьмём и сделаем так же. Собственно, мало что мпоменялось, всё просто.</text:p>
      <text:p text:style-name="P79">Получим оценку beta, которая лучше, чем просто по мнк.</text:p>
      <text:p text:style-name="P77"/>
      <text:p text:style-name="P77"><text:span text:style-name="T102">Получили обобщ</text:span><text:span text:style-name="T103">ё</text:span><text:span text:style-name="T102">нный МНК. </text:span></text:p>
      <text:p text:style-name="P79"/>
      <text:p text:style-name="P108">ОМНК:</text:p>
      <text:p text:style-name="P108">1) Преобразование переменных</text:p>
      <text:p text:style-name="P108">2) применение МНК к преобразованным данным.</text:p>
      <text:p text:style-name="P108">END ОМНК;</text:p>
      <text:p text:style-name="P108"/>
      <text:p text:style-name="P108">Но на практике мы их не знаем, эти сигмы. </text:p>
      <text:p text:style-name="P100"/>
      <text:p text:style-name="P108">Используем доступный ОМНК: </text:p>
      <text:p text:style-name="P108">1) Сначала оцениваем матрицу <text:s/>Omega,</text:p>
      <text:p text:style-name="P108">2) Понимаем, какое преобразование сделать.</text:p>
      <text:p text:style-name="P108">3) МНК.</text:p>
      <text:p text:style-name="P109"><text:soft-page-break/>Если модель гетероскедестична, то есть модель имет диагональный вид, то <text:s/>ОМНК – метод взвешенных наименьших квадратов.</text:p>
      <text:p text:style-name="P110">Если оцениваем оценку сигмы, то получаем доступный метод взвешенных наименьшех квадратов. </text:p>
      <text:p text:style-name="P128"/>
      <text:p text:style-name="P111"><text:span text:style-name="T106">У гомоскедестичных </text:span><text:span text:style-name="T85">картинка </text:span><text:span text:style-name="T106">– разброс линейный и симметриный,</text:span></text:p>
      <text:p text:style-name="P111"><text:span text:style-name="T106">У гетероскедестичной разброс симметричный, но нелинейный. </text:span><text:span text:style-name="T107">Симметрия <text:s/>по оси Y, если что.</text:span></text:p>
      <text:p text:style-name="P129"/>
      <text:p text:style-name="P130">Там преобразование – делим каждую строку икса на сигмы .</text:p>
      <text:p text:style-name="P131">Как сигму оценить? Дисперсию по каждому направлению смотреть.</text:p>
      <text:p text:style-name="P132">Писали всё это уже....</text:p>
      <text:p text:style-name="P132"/>
      <text:p text:style-name="P133">Что теперь хотим? </text:p>
      <text:p text:style-name="P133">1) Есть гетероскедестичность, или нет? Как понять?</text:p>
      <text:p text:style-name="P133">2) Как оценить матрицу Omega ?</text:p>
      <text:p text:style-name="P134">3) Как определить, близко ли определили сигмы, ведь делим-т она оценки..</text:p>
      <text:p text:style-name="P134"/>
      <text:h text:style-name="P266" text:outline-level="1">Тесты на гетероскедестичность. </text:h>
      <text:h text:style-name="Heading_20_2" text:outline-level="2"><text:span text:style-name="T108">Ранговая корреляция Спирм</text:span><text:span text:style-name="T109">е</text:span><text:span text:style-name="T108">на.</text:span></text:h>
      <text:p text:style-name="P112"><text:span text:style-name="T110">Предположим, что наши остатки модели epsilon коррелированы с одной из переменных факторных. <text:s/></text:span><text:span text:style-name="T111">Грубо говоря, они пропорциональны значению переменной .</text:span></text:p>
      <text:p text:style-name="P135">Пропорциональность – линейная зависимость. Ну могут зависить функционально. <text:s/></text:p>
      <text:p text:style-name="P97"><text:span text:style-name="T112">Eps[t] = <text:s/>f(x[t]) <text:s text:c="3"/>// </text:span><text:span text:style-name="T113">t – time </text:span></text:p>
      <text:p text:style-name="P136">Ещё предположение: столбец остатков, который предполагаем: что столбец ошибок отражает епсилоны как-то</text:p>
      <text:p text:style-name="P137">e[t] ~ eps[t]</text:p>
      <text:p text:style-name="P113"><text:span text:style-name="T86">Преодположения </text:span><text:span text:style-name="T114">этого теста: </text:span></text:p>
      <text:list xml:id="list19210137241" text:style-name="L2">
        <text:list-item>
          <text:p text:style-name="P140"><text:span text:style-name="T114">Дисперсии ошибок функционально зависят <text:s/>от некоторого фактор</text:span><text:span text:style-name="T115">а. Т.е. Sigma^2[t] = fi (x[</text:span><text:span text:style-name="T116">l(t)</text:span><text:span text:style-name="T115">]</text:span></text:p>
        </text:list-item>
        <text:list-item>
          <text:p text:style-name="P138">e[t] ~ eps[t]</text:p>
        </text:list-item>
      </text:list>
      <text:p text:style-name="P139"/>
      <text:p text:style-name="P145"/>
      <text:p text:style-name="P148">Вектор e – вектор остатков. <text:s text:c="2"/>X – выбранный фактор, проверяем с которым коррелированность</text:p>
      <text:p text:style-name="P151"><text:soft-page-break/></text:p>
      <text:list xml:id="list14414453201" text:style-name="L3">
        <text:list-item>
          <text:p text:style-name="P146">Далее фиксируем факторную переменную. </text:p>
        </text:list-item>
        <text:list-item>
          <text:p text:style-name="P147">Ранжриуем таблицу наблюдений (по e, либо по x ) </text:p>
        </text:list-item>
        <text:list-item>
          <text:p text:style-name="P152"/>
          <text:list>
            <text:list-item>
              <text:p text:style-name="P153"><text:span text:style-name="T117">Есть стоблец e. Припишем ранги r(e) . Рандируем как-то (в порядке возрастания, например. Пририсали каждому ранг. </text:span><text:span text:style-name="T118">1,2.. u. Но одинаковым одинаковые ранги! <text:s/>Ранг необязательно целое число! <text:s/></text:span><text:span text:style-name="T119">Как среднее арифметическое надо сделать ранг у одинаковых. <text:s/></text:span></text:p>
            </text:list-item>
            <text:list-item>
              <text:p text:style-name="P153"><text:span text:style-name="T121">Сравнивать на равенство <text:s/>с точностью до 10^-</text:span><text:span text:style-name="T122">5</text:span></text:p>
            </text:list-item>
            <text:list-item>
              <text:p text:style-name="P154"><text:span text:style-name="T119">Точно то же самое со стоблбца y. Или какго</text:span><text:span text:style-name="T120">-</text:span><text:span text:style-name="T119">то другого.</text:span></text:p>
            </text:list-item>
            <text:list-item>
              <text:p text:style-name="P154"><text:span text:style-name="T119">Нас интересует разница r(e[t]) - t(x[t]) <text:s/></text:span><text:span text:style-name="T120">= d</text:span><text:span text:style-name="T119"> </text:span></text:p>
            </text:list-item>
          </text:list>
        </text:list-item>
        <text:list-item>
          <text:p text:style-name="P154"><text:span text:style-name="T119"><text:s/></text:span><text:span text:style-name="T123">roe = 1 — 6 sum [d[i] ] <text:s/>/ </text:span><text:span text:style-name="T124">(n^3 — n ), <text:s text:c="2"/></text:span><text:span text:style-name="T125">n &gt; 10, <text:s/>лучше больше сотни. </text:span></text:p>
        </text:list-item>
        <text:list-item>
          <text:p text:style-name="P156">Коэффициент этот ранговой корреляции спирмена, ю</text:p>
        </text:list-item>
        <text:list-item>
          <text:p text:style-name="P156">t-статистика: |t| = |roe| sqrt(n-2)/ sqrt(1 — roe^2)</text:p>
        </text:list-item>
        <text:list-item>
          <text:p text:style-name="P157">Гипотеза о гомоскедестичности H0 <text:s/>(sigma[i] равны все)</text:p>
        </text:list-item>
        <text:list-item>
          <text:p text:style-name="P158">Распределению стюдента подчиняется, число степеней сводобы n-2</text:p>
        </text:list-item>
        <text:list-item>
          <text:p text:style-name="P159">Уровень доверия 95 %</text:p>
        </text:list-item>
        <text:list-item>
          <text:p text:style-name="P155"><text:span text:style-name="T126">Если |t| &gt; </text:span><text:span text:style-name="T127">t</text:span><text:span text:style-name="T128">кр</text:span><text:span text:style-name="T126">, то гипотеза H0 отвергается. Если маленькая, то можель гомоскедестична, но весьма условно. </text:span><text:span text:style-name="T129">С этой переенной не даёт зависимость, а с другой переменной даст. </text:span></text:p>
        </text:list-item>
      </text:list>
      <text:p text:style-name="P160">Но этот тест не даёт нам оценки для дисперсии .</text:p>
      <text:p text:style-name="P160"/>
      <text:p text:style-name="P160"/>
      <text:h text:style-name="P269" text:outline-level="2">Тест Голдфельда — Квандта. </text:h>
      <text:p text:style-name="P161">Опять предположение, что ошибки коррелируют с некоторой факторной переменной.</text:p>
      <text:p text:style-name="P162">Опять гипотеза о гомоскедестичности модели.</text:p>
      <text:p text:style-name="P115"><text:span text:style-name="T130">Против альтрнативной, что она таковой </text:span><text:span text:style-name="T131">н</text:span><text:span text:style-name="T130">е является. </text:span></text:p>
      <text:p text:style-name="P163">Алго.</text:p>
      <text:list xml:id="list18935093621" text:style-name="L4">
        <text:list-item>
          <text:p text:style-name="P164">Ранжируем все наблюдения по выбранной факторной переменной <text:s/>X </text:p>
          <text:list>
            <text:list-item>
              <text:p text:style-name="P165"><text:span text:style-name="T132">Просто запишем в столбец их, как хотим. Можем отсортировать даже. <text:s/></text:span><text:span text:style-name="T138">Нужно отсортировать, она сказала.</text:span></text:p>
            </text:list-item>
            <text:list-item>
              <text:p text:style-name="P165"><text:span text:style-name="T132">В соседней столбце остатки e запишем </text:span><text:span text:style-name="T133">соответствующие. </text:span></text:p>
            </text:list-item>
          </text:list>
        </text:list-item>
        <text:list-item>
          <text:p text:style-name="P166"><text:span text:style-name="T133">Возьмём d = n/4, кто-то берёт n/3 </text:span><text:span text:style-name="T134">(когда мало n очень)</text:span></text:p>
        </text:list-item>
        <text:list-item>
          <text:p text:style-name="P169">Берём из середины d элементов. Ровно из середины! </text:p>
        </text:list-item>
        <text:list-item>
          <text:p text:style-name="P170">Мы будем убирать треть.</text:p>
        </text:list-item>
        <text:list-item>
          <text:p text:style-name="P171">Расчитаем статистику F = ESS1 / ESS2 </text:p>
        </text:list-item>
        <text:list-item>
          <text:p text:style-name="P172"><text:soft-page-break/>Делаем регрессию первых m наблюдений (Которые выше тех, которые выбрали d штук), получаем остатки e'</text:p>
        </text:list-item>
        <text:list-item>
          <text:p text:style-name="P172">Делаем регрессию на нижних, получим регрессию с остатками e''.</text:p>
        </text:list-item>
        <text:list-item>
          <text:p text:style-name="P167"><text:span text:style-name="T135">ESS1 = sum [(e')^2] , </text:span><text:span text:style-name="T136">ну и аналогично <text:s/>у второй.</text:span></text:p>
        </text:list-item>
        <text:list-item>
          <text:p text:style-name="P173">Она подчиняется закону распредеделния фишера с числом степеней свободы (на которые типа умножили и разделили, но оно одинкаковое, так что сократилось) F(m-k-1, m-k-1). </text:p>
        </text:list-item>
        <text:list-item>
          <text:p text:style-name="P168"><text:span text:style-name="T137">Где m — количество выбранных этих наблюдений, k — количество факторов </text:span><text:span text:style-name="T138">всего ( строим регрессию ведь по всем факторам) .</text:span></text:p>
        </text:list-item>
        <text:list-item>
          <text:p text:style-name="P174">Если F велика, то отклоняем гипотезу, и модель точчно негомоскедестична. </text:p>
        </text:list-item>
      </text:list>
      <text:p text:style-name="P175"/>
      <text:h text:style-name="Heading_20_2" text:outline-level="2"><text:span text:style-name="T139">Тест </text:span><text:span text:style-name="T140">Б</text:span><text:span text:style-name="T139">р</text:span><text:span text:style-name="T87">е</text:span><text:span text:style-name="T139">уш</text:span><text:span text:style-name="T140">а</text:span><text:span text:style-name="T139">-</text:span><text:span text:style-name="T140">П</text:span><text:span text:style-name="T87">а</text:span><text:span text:style-name="T140">гаи</text:span></text:h>
      <text:p text:style-name="P176">Кто хочет, почитайте. </text:p>
      <text:p text:style-name="P176"/>
      <text:p text:style-name="P116"><text:span text:style-name="T141">Предполагаем, что дисперсии </text:span><text:span text:style-name="T142">зависят от факторов, которые не включены в модель.</text:span></text:p>
      <text:p text:style-name="P117"><text:span text:style-name="T143">sigma^2[t] = </text:span><text:span text:style-name="T144">sum[ gamma</text:span><text:span text:style-name="T143">[</text:span><text:span text:style-name="T144">i</text:span><text:span text:style-name="T143">] z[</text:span><text:span text:style-name="T144">i</text:span><text:span text:style-name="T143">] , </text:span><text:span text:style-name="T144">i = 1..m</text:span><text:span text:style-name="T143"> </text:span><text:span text:style-name="T144">]</text:span></text:p>
      <text:p text:style-name="P177"/>
      <text:list xml:id="list5415538991" text:style-name="L5">
        <text:list-item>
          <text:p text:style-name="P178"><text:span text:style-name="T143">строится регрессия y(x), </text:span><text:span text:style-name="T144">получаем оценку дисперсии модели. </text:span><text:span text:style-name="T145">^Sigma^2 = ESS/(n-k-1)</text:span></text:p>
        </text:list-item>
        <text:list-item>
          <text:p text:style-name="P179"><text:span text:style-name="T146">Делим e[i] на ^Sigma^2. </text:span><text:span text:style-name="T147">И строит его регрессию на выбранные переменные z[m]..z[m] </text:span><text:span text:style-name="T148">= Z.</text:span></text:p>
        </text:list-item>
        <text:list-item>
          <text:p text:style-name="P180"><text:span text:style-name="T149">Получим новый столбец остатков <text:s/></text:span><text:span text:style-name="T150">nu[t] в новой регрессии. </text:span></text:p>
        </text:list-item>
        <text:list-item>
          <text:p text:style-name="P181">X^2 (хи квадрат) = ESS(nu)/2 ~ X^2(m) </text:p>
        </text:list-item>
      </text:list>
      <text:p text:style-name="P182"/>
      <text:h text:style-name="Heading_20_2" text:outline-level="2"><text:span text:style-name="T151">Тест </text:span><text:span text:style-name="T152">В</text:span><text:span text:style-name="T151">айта. </text:span><text:span text:style-name="T152">(Уаэта)</text:span></text:h>
      <text:p text:style-name="P118"><text:span text:style-name="T153">Все предыдущие тесты не давали оценить дисперси</text:span><text:span text:style-name="T154">и, если модель негомоскедестична.</text:span></text:p>
      <text:p text:style-name="P183">Этот тест даёт! </text:p>
      <text:p text:style-name="P184">Предположим, что дисперсия является функцией от регрессора некоторого.</text:p>
      <text:p text:style-name="P98"><text:span text:style-name="T155">S</text:span><text:span text:style-name="T158">i</text:span><text:span text:style-name="T155">gma^2 </text:span><text:span text:style-name="T159">[t]</text:span><text:span text:style-name="T155">~ f(x) </text:span></text:p>
      <text:p text:style-name="P185">Если модель гомоскедестична, то </text:p>
      <text:p text:style-name="P99"><text:span text:style-name="T156">f = cons</text:span><text:span text:style-name="T157">t.</text:span></text:p>
      <text:p text:style-name="P186">Так как <text:s/>e ~ sigma , тогда </text:p>
      <text:p text:style-name="P99"><text:span text:style-name="T158">e^2</text:span><text:span text:style-name="T159">[t]</text:span><text:span text:style-name="T158"> ~ f(x) </text:span><text:span text:style-name="T159">+ nu[t]</text:span></text:p>
      <text:p text:style-name="P187">Функция f произвольная.</text:p>
      <text:list xml:id="list9005625711" text:style-name="L6">
        <text:list-item>
          <text:p text:style-name="P188"><text:soft-page-break/>Строится нелинейная регрессия e^2 от x.</text:p>
        </text:list-item>
        <text:list-item>
          <text:p text:style-name="P141"><text:span text:style-name="T160">И если она незначима, то f = const, то есть </text:span><text:span text:style-name="T161">исходная </text:span><text:span text:style-name="T160">модель гомоскедестична. </text:span></text:p>
        </text:list-item>
        <text:list-item>
          <text:p text:style-name="P142"><text:span text:style-name="T162">Часто берут f(x) = </text:span><text:span text:style-name="T163">квадратичная ..</text:span></text:p>
        </text:list-item>
        <text:list-item>
          <text:p text:style-name="P189">Предсказанное e[t] – есть приближение к <text:s/>sigma[t]^2</text:p>
        </text:list-item>
      </text:list>
      <text:p text:style-name="P190"/>
      <text:h text:style-name="P270" text:outline-level="2">Тест Глейзера. </text:h>
      <text:p text:style-name="P191"/>
      <text:p text:style-name="P192">Очень похож на Вайта, <text:s/>только тут предполагается зависимость </text:p>
      <text:p text:style-name="P193">|e[t]| = f(x) + nu[t]</text:p>
      <text:p text:style-name="P114"><text:span text:style-name="T164">И рассмотрим функцию f(x) <text:s/>= a</text:span><text:span text:style-name="T165">lpha</text:span><text:span text:style-name="T164">*x^gamma + b</text:span><text:span text:style-name="T165">eta </text:span></text:p>
      <text:p text:style-name="P194">Здесь делают так: </text:p>
      <text:list xml:id="list19767695231" text:style-name="L7">
        <text:list-item>
          <text:p text:style-name="P195">aplha и beta — параметры модели, а gamma выбирается нами!</text:p>
        </text:list-item>
        <text:list-item>
          <text:p text:style-name="P143"><text:span text:style-name="T166">Обычно, в качестве степени выбираются числа от 1 до 10 и маленькие степени ½, ¼ и тд. </text:span><text:span text:style-name="T167">Выбирается т</text:span><text:span text:style-name="T168">а модель, где </text:span><text:span text:style-name="T167"><text:s/>значение ко</text:span><text:span text:style-name="T168">э</text:span><text:span text:style-name="T167">фф alpha максимально. </text:span><text:span text:style-name="T169">То есть варьируем gamma, ища максимальное alpha.</text:span></text:p>
        </text:list-item>
        <text:list-item>
          <text:p text:style-name="P196">Параллельно считаем <text:s/>t-статистики. <text:s/></text:p>
        </text:list-item>
        <text:list-item>
          <text:p text:style-name="P144"><text:span text:style-name="T169">Во втором подходе </text:span><text:span text:style-name="T170">выбирается та можель, где t-статистика для коээициента alpha максимальна. </text:span></text:p>
        </text:list-item>
        <text:list-item>
          <text:p text:style-name="P197">Там получим <text:s/>^e[t], ну и дальше понятно.</text:p>
        </text:list-item>
        <text:list-item>
          <text:p text:style-name="P198">Тогда sigma[t] ~ ^|e[t]| , и получаем оценку ковариционной матрицы..</text:p>
        </text:list-item>
      </text:list>
      <text:p text:style-name="P199"/>
      <text:p text:style-name="P199"/>
      <text:p text:style-name="P199"/>
      <text:p text:style-name="P200">В чём суть лабы: проверяем все тесты, ищем гетероскедестичность. Если хоть на одном нашли, то она есть .</text:p>
      <text:p text:style-name="P119"><text:span text:style-name="T171">Теперь посмотрим, про оценки :^b и ~b. <text:s/>( для МНК и ОМНК) <text:s/></text:span><text:span text:style-name="T172">для гетероскедестичной модели.</text:span></text:p>
      <text:p text:style-name="P201">У первой неэффективные. </text:p>
      <text:p text:style-name="P120"><text:span text:style-name="T173">А теперь проверим смещённость моделей! </text:span><text:span text:style-name="T174">Будут ли они смещённые.</text:span></text:p>
      <text:p text:style-name="P92"><text:span text:style-name="T175">^b = (Xt X)^-(1) Xt Y </text:span><text:span text:style-name="T176">= beta + </text:span><text:span text:style-name="T175">(Xt X)^-(1) Xt </text:span><text:span text:style-name="T176">eps</text:span></text:p>
      <text:p text:style-name="P202">~b = ?</text:p>
      <text:p text:style-name="P121"><text:span text:style-name="T177">Сначала делим на все эти сигмы. <text:s/></text:span><text:span text:style-name="T178">P <text:s/>= diag(1/sigma[i])</text:span></text:p>
      <text:p text:style-name="P149">~Y <text:s/>= P Y</text:p>
      <text:p text:style-name="P149">~X = P Y</text:p>
      <text:p text:style-name="P203"><text:s/>А потом делакм мнк простой. </text:p>
      <text:p text:style-name="P122"><text:soft-page-break/><text:span text:style-name="T179">~b = </text:span><text:span text:style-name="T89">(Xt </text:span><text:span text:style-name="T88">Pt</text:span><text:span text:style-name="T89"> </text:span><text:span text:style-name="T88">P </text:span><text:span text:style-name="T89">X)^-(1) </text:span><text:span text:style-name="T88">X</text:span><text:span text:style-name="T89">t </text:span><text:span text:style-name="T88">Pt</text:span><text:span text:style-name="T89"> </text:span><text:span text:style-name="T88">P </text:span><text:span text:style-name="T89">Y </text:span><text:span text:style-name="T90">= </text:span><text:span text:style-name="T89">(Xt </text:span><text:span text:style-name="T88">P</text:span><text:span text:style-name="T89"> </text:span><text:span text:style-name="T88">P </text:span><text:span text:style-name="T89">X)^-(1) </text:span><text:span text:style-name="T88">X</text:span><text:span text:style-name="T89">t </text:span><text:span text:style-name="T88">P</text:span><text:span text:style-name="T89"> </text:span><text:span text:style-name="T88">P </text:span><text:span text:style-name="T89">Y </text:span><text:span text:style-name="T90">[p — диагональная] = </text:span><text:span text:style-name="T89">(Xt </text:span><text:span text:style-name="T91">Omega^(-1)</text:span><text:span text:style-name="T88"> </text:span><text:span text:style-name="T89">X)^-(1) </text:span><text:span text:style-name="T88">X</text:span><text:span text:style-name="T89">t </text:span><text:span text:style-name="T91">Omega^(-1)</text:span><text:span text:style-name="T88"> </text:span><text:span text:style-name="T89"><text:s/></text:span><text:span text:style-name="T91">( </text:span><text:span text:style-name="T94">X </text:span><text:span text:style-name="T91">beta <text:s/>+ eps).</text:span></text:p>
      <text:p text:style-name="P123"><text:span text:style-name="T92">M[~b] = b</text:span><text:span text:style-name="T93">eta</text:span><text:span text:style-name="T92"> ? </text:span><text:span text:style-name="T94">Да, оценка получится несмещённая</text:span></text:p>
      <text:p text:style-name="P204"><text:s/>По омнк оценка несмещённая, состоятельная и эффективная. </text:p>
      <text:p text:style-name="P204">А по просто мнк несмещённая, состоятельная, но неэффективная. </text:p>
      <text:p text:style-name="P212"/>
      <text:p text:style-name="P213"/>
      <text:h text:style-name="Heading_20_1" text:outline-level="1"><text:span text:style-name="T180">4 лаба, авторегрессия</text:span></text:h>
      <text:p text:style-name="P214"><text:span text:style-name="T181">Все данные упорядочены по времени.</text:span></text:p>
      <text:p text:style-name="P214"><text:span text:style-name="T181">Как обычно, Y = X beta + eps, но ошибки эпсилон такие, что</text:span></text:p>
      <text:p text:style-name="P217"><text:span text:style-name="T181">eps[t] = roe eps[t-1] + nu[t], </text:span></text:p>
      <text:p text:style-name="P217"><text:span text:style-name="T212">|</text:span><text:span text:style-name="T184">roe</text:span><text:span text:style-name="T212">|</text:span><text:span text:style-name="T184"> &lt; 1, коэффициент авторегрессии.</text:span></text:p>
      <text:p text:style-name="P215"><text:span text:style-name="T182">То есть ошибки коррелированы во времени.</text:span></text:p>
      <text:p text:style-name="P216"><text:span text:style-name="T183">Но остатки nu[t] некоррелированы во времени и удовлетворяют условиям классической модели.</text:span></text:p>
      <text:p text:style-name="P216"><text:span text:style-name="T183">nu[t] ~ N(0, sigma[nu]^2) (дисперсия постоянная, нз от t )</text:span></text:p>
      <text:p text:style-name="P216"><text:span text:style-name="T183">И cov(nu[i], nu[j]) = 0;</text:span></text:p>
      <text:p text:style-name="P216"><text:span text:style-name="T184">Условие, когда нет коррелированности остатков: roe = 0</text:span></text:p>
      <text:p text:style-name="P216"><text:span text:style-name="T184"/></text:p>
      <text:p text:style-name="P218"><text:span text:style-name="T185">1)</text:span><text:span text:style-name="T186"> M[eps[t]] = roe M [eps[t-1]] + M[nu[t]] = roe M [eps[t-1]] = <text:line-break/>roe^2 M[eps[t-2]] = … = roe[t] M[eps[0]]</text:span></text:p>
      <text:p text:style-name="P219"><text:span text:style-name="T187">Во многой литературе не говорится о начальный условиях, т. к. они быстро приходят в неактуальность </text:span><text:span text:style-name="T188">и перестают влиять.</text:span></text:p>
      <text:p text:style-name="P219"><text:span text:style-name="T188"/></text:p>
      <text:p text:style-name="P220"><text:span text:style-name="T188">1. eps[0] = 0; оценка несмещённая, поэтому оценка всех eps[i] тоже ноль.</text:span></text:p>
      <text:p text:style-name="P221"><text:span text:style-name="T189">2. </text:span><text:span text:style-name="T190">eps[t] = .. = roe^2 eps[t-2] + roe nu[t-1] + nu[t] </text:span><text:span text:style-name="T191">= …. =</text:span></text:p>
      <text:p text:style-name="P222"><text:span text:style-name="T191">= </text:span><text:span text:style-name="T190">roe^</text:span><text:span text:style-name="T191">t</text:span><text:span text:style-name="T190"> eps[</text:span><text:span text:style-name="T191">0</text:span><text:span text:style-name="T190">] </text:span><text:span text:style-name="T192">+ </text:span><text:span text:style-name="T190">roe</text:span><text:span text:style-name="T192">^t-1</text:span><text:span text:style-name="T190"> nu[1] + … </text:span><text:span text:style-name="T191">+</text:span><text:span text:style-name="T190"> roe nu[t-1] + nu[t]</text:span></text:p>
      <text:p text:style-name="P223"><text:span text:style-name="T193">Выходит, в eps[t-1] входит только eps[0] и все остатки. Это значит, что эти величины статистически независимы <text:s/>(nu не зависит от предыдущих эпсилонов.</text:span><text:span text:style-name="T194">), </text:span><text:span text:style-name="T195">так как <text:s/>между собой все нюшки независимы, </text:span><text:span text:style-name="T196">а в <text:s/>разложение эпсилона входят только eps[0] и нюшки.</text:span></text:p>
      <text:p text:style-name="P224"><text:span text:style-name="T197">3. </text:span><text:span text:style-name="T198">D[eps[t]] = M[(eps[t] = M[eps[t]])^2] = M[eps[t]^2] =</text:span></text:p>
      <text:p text:style-name="P224"><text:span text:style-name="T198">=M[(roe eps[t-1] + nu[t])^2] = M[roe^2 eps[t-1]^2 + roe eps[t-1] nu[t] + nu[t]^2] = roe^2 D[eps[t]] + sigma</text:span><text:span text:style-name="T199">[nu]</text:span><text:span text:style-name="T198">^2</text:span></text:p>
      <text:p text:style-name="P225"><text:span text:style-name="T200">Выбираем eps[0] так, чтобы дисперсия была D[eps[t] = sigma[nu]^2 / (1 — roe^2)</text:span></text:p>
      <text:p text:style-name="P226"><text:span text:style-name="T201">Тогда да, </text:span><text:span text:style-name="T202">D[eps[1]] = тому же самому получится и тд.</text:span></text:p>
      <text:p text:style-name="P227"><text:span text:style-name="T203">Его нет, мы его придумали и это нам очень поможет.</text:span></text:p>
      <text:p text:style-name="P227"><text:span text:style-name="T203"/></text:p>
      <text:p text:style-name="P228"><text:soft-page-break/><text:span text:style-name="T204">Посмотримм cov(eps[t], eps[t-1]) = M[eps[t] eps[t-1], так как у каждой матожидание ноль, сразу раскрыли скобки] = M[roe eps[t-1]^2 + eps[t-1] nu[t]] = <text:s/>roe D[eps[t-1]] = </text:span><text:span text:style-name="T205">roe sigma[nu]^2 / (1 — roe^2)</text:span></text:p>
      <text:p text:style-name="P229"><text:span text:style-name="T205">Идём дальше </text:span></text:p>
      <text:p text:style-name="P230"><text:span text:style-name="T204">cov(eps[t], eps[t-</text:span><text:span text:style-name="T205">2</text:span><text:span text:style-name="T204">]) </text:span><text:span text:style-name="T205">= </text:span><text:span text:style-name="T204">M[roe eps[t-1] </text:span><text:span text:style-name="T205">eps[t-2</text:span><text:span text:style-name="T206">]</text:span><text:span text:style-name="T204"> + eps[t-</text:span><text:span text:style-name="T205">2</text:span><text:span text:style-name="T204">] nu[t]] <text:s/></text:span><text:span text:style-name="T207">= </text:span><text:span text:style-name="T204">M[roe eps[t-1] </text:span><text:span text:style-name="T205">eps[t-2</text:span><text:span text:style-name="T206">]</text:span><text:span text:style-name="T207">] = roe cov (eps[t-1, eps[t-2]) <text:s/>= </text:span><text:span text:style-name="T205">roe</text:span><text:span text:style-name="T207">^2</text:span><text:span text:style-name="T205"> </text:span><text:span text:style-name="T207">D</text:span><text:span text:style-name="T208">eps </text:span><text:span text:style-name="T210">(дисперсия эпс)</text:span></text:p>
      <text:p text:style-name="P231"><text:span text:style-name="T209">По индукции <text:s/></text:span><text:span text:style-name="T204">cov(eps[t], eps[t-</text:span><text:span text:style-name="T211">p</text:span><text:span text:style-name="T204">]) </text:span><text:span text:style-name="T211">= roe^p Deps</text:span></text:p>
      <text:p text:style-name="P232"><text:span text:style-name="T213">Авторегрессионный процесс первого порядка стиционарен, выходи, так как ковариация постоянна на одинаковом временном лаге., матожидание и дисперсия постоянны.</text:span></text:p>
      <text:p text:style-name="P232"><text:span text:style-name="T213"/></text:p>
      <text:p text:style-name="P232"><text:span text:style-name="T213">Если eps[0] выбран случайно, то процесс быстро сходится к указанному стационарному.</text:span></text:p>
      <text:p text:style-name="P233"><text:span text:style-name="T214">Что такое roe показывает? </text:span></text:p>
      <text:p text:style-name="P233"><text:span text:style-name="T214">Roe = cov(eps[t], eps[t-1])/ <text:s/>sqrt(D[eps[t]] <text:s/>D[eps[t-1]) = r(eps[t], eps[t-1]) </text:span></text:p>
      <text:p text:style-name="P234"><text:span text:style-name="T215">парный коэффициент корреляции же, получается....</text:span></text:p>
      <text:p text:style-name="P235"><text:span text:style-name="T216">Матрица омега будет иметь особый вид, она положительно определёная полюбой, у неё есть обратная матрица, тоже положительно определённая, и из неё можно извлекать корень. Найдётся </text:span><text:span text:style-name="T100">не единственная </text:span><text:span text:style-name="T216">матрица P : P*P = Omega</text:span><text:span text:style-name="T217">^-1</text:span><text:span text:style-name="T216">.</text:span></text:p>
      <text:p text:style-name="P235"><text:span text:style-name="T216"/></text:p>
      <text:p text:style-name="P235"><text:span text:style-name="T216"/></text:p>
      <text:p text:style-name="P236"><text:span text:style-name="T218">Если к исходной модели сделать преобразование </text:span></text:p>
      <text:p text:style-name="P150"><text:span text:style-name="T218">Y = </text:span><text:span text:style-name="T219">sigma[eps] </text:span><text:span text:style-name="T218">P Y, <text:s text:c="2"/></text:span><text:span text:style-name="T219">(sigma[eps] <text:s/>необязателен, модель всё равно станет классической)</text:span></text:p>
      <text:p text:style-name="P150"><text:span text:style-name="T218">X = </text:span><text:span text:style-name="T219">sigma[eps] </text:span><text:span text:style-name="T218"><text:s/>P X <text:s text:c="2"/>(вместе со столбцом из единиц)</text:span></text:p>
      <text:p text:style-name="P236"><text:span text:style-name="T218"/></text:p>
      <text:p text:style-name="P237"><text:span text:style-name="T220">y[t] = beta[0] + beta[i] x[i][t] + beta[k] x[k][t] + eps[t]</text:span></text:p>
      <text:p text:style-name="P237"><text:span text:style-name="T220">y[t-1] = beta[0] + beta[i] x[i][t-1] + beta[k] x[k][t-1] + eps[t-1]</text:span></text:p>
      <text:p text:style-name="P237"><text:span text:style-name="T220"/></text:p>
      <text:p text:style-name="P237"><text:span text:style-name="T220">y[t] — roe y[t-1] = <text:s/>?</text:span></text:p>
      <text:p text:style-name="P237"><text:span text:style-name="T220">y[t] = roe t[t-1] + beta[0] (1-roe) + ….. + ( eps[t] — roe eps[t-1]) = … + nu[t]</text:span></text:p>
      <text:p text:style-name="P238"><text:span text:style-name="T221">рассомотрим регрессию </text:span></text:p>
      <text:p text:style-name="P238"><text:span text:style-name="T222">[y2....yn] = new_X * [[y1..yn-1], [x[1][1]...x[1][n-1]], ….]</text:span></text:p>
      <text:p text:style-name="P239"><text:span text:style-name="T223">Как бы на одно наблюдение меньше стало. </text:span><text:span text:style-name="T224">Факторов стало как 2 k + 1 </text:span><text:span text:style-name="T225">(все иксы размножились на 2 и ещё олдин ингек добавился.</text:span></text:p>
      <text:p text:style-name="P240"><text:span text:style-name="T225">Это уже классическая регрессия, применяя МНК к последней модели получим оценки для коэффициентов beta </text:span><text:span text:style-name="T226">и коэффициентаавторегрессии roe.</text:span></text:p>
      <text:p text:style-name="P240"><text:span text:style-name="T226"/></text:p>
      <text:p text:style-name="P241"><text:soft-page-break/><text:span text:style-name="T227">Первая строка обычно просто умножается на </text:span><text:span text:style-name="T95">sqrt(1-roe^2)</text:span><text:span text:style-name="T29">, </text:span><text:span text:style-name="T30">и в итоге</text:span></text:p>
      <text:p text:style-name="P205"><text:span text:style-name="T228">y1 sqrt(...) = beta[0] + … + eps[1] * sqrt </text:span><text:span text:style-name="T229"><text:s/>= <text:s/>… + (roe eps[0] + nu[1]) sqrt(..)</text:span></text:p>
      <text:p text:style-name="P206"><text:span text:style-name="T230">y[t] — roe y[t-1] = </text:span><text:span text:style-name="T231">beta[0] (1-roe) + beta[i] (x[i][t] — roe x[i][t-1]) + nu[t]</text:span></text:p>
      <text:p text:style-name="P207"><text:span text:style-name="T232"/></text:p>
      <text:p text:style-name="P207"><text:span text:style-name="T232">Из регрессии без первой строки получили оценку для roe <text:s/></text:span><text:span text:style-name="T233">(получили там оценку </text:span><text:span text:style-name="T98">teta[i] ~ -roe beta[i],</text:span><text:span text:style-name="T233"> </text:span><text:span text:style-name="T234">тогда <text:s/>оценка </text:span><text:span text:style-name="T96">beta[i] </text:span><text:span text:style-name="T97">=</text:span><text:span text:style-name="T96"> teta[i] / roe</text:span><text:span text:style-name="T234"> </text:span><text:span text:style-name="T235">)</text:span></text:p>
      <text:p text:style-name="P208"><text:span text:style-name="T235">Можно сравнить с теми же оценками для коэффициентов для beta[i] во второй регрессии. Они не олжны сильно отличаться.</text:span></text:p>
      <text:p text:style-name="P208"><text:span text:style-name="T235"/></text:p>
      <text:p text:style-name="P209"><text:span text:style-name="T236">Если roe известна, то оценка по второй регрессии более качественна.</text:span></text:p>
      <text:p text:style-name="P209"><text:span text:style-name="T236"/></text:p>
      <text:p text:style-name="P210"><text:span text:style-name="T237">Это достаточно грубый способ оценки roe.</text:span></text:p>
      <text:p text:style-name="P210"><text:span text:style-name="T237"/></text:p>
      <text:p text:style-name="P211"><text:span text:style-name="T238">Если знаем ро и находим по мнк, то это обобщённый метод НК, если же сначала его оцениваем, то это доступный ОМНК.</text:span></text:p>
      <text:p text:style-name="P211"><text:span text:style-name="T238"/></text:p>
      <text:h text:style-name="Heading_20_1" text:outline-level="1"><text:span text:style-name="T239">Процедуры оценки roe.</text:span></text:h>
      <text:h text:style-name="Heading_20_2" text:outline-level="2"><text:span text:style-name="T240">1. Процедура Кохрейна и Оркатта</text:span></text:h>
      <text:p text:style-name="P242"><text:span text:style-name="T240">1. К исходным данным применим обычный МНК. Получим остатки e[t]</text:span></text:p>
      <text:p text:style-name="P242"><text:span text:style-name="T240">2. Строится регрессия столбца e2... en на столбец e1.. en-1. </text:span><text:span text:style-name="T241">Получим оценку для ро и nu[t]</text:span></text:p>
      <text:p text:style-name="P243"><text:span text:style-name="T242">3.</text:span><text:span text:style-name="T243"> Делаем преобразование <text:s/>исходных данных (система 2, которая там)</text:span></text:p>
      <text:p text:style-name="P244"><text:span text:style-name="T244">4. </text:span><text:span text:style-name="T243">Применяем </text:span><text:span text:style-name="T244">мнк к полученным данным. Получим снова e[t]. </text:span><text:span text:style-name="T245">И зацикливаем</text:span><text:span text:style-name="T246"> </text:span><text:span text:style-name="T247">на шаг 2.</text:span></text:p>
      <text:p text:style-name="P245"><text:span text:style-name="T248">Когда конец? Либо когда <text:s/>roe сошлось сильно, либо итераций много. Нам хватит трёх знаков.</text:span></text:p>
      <text:p text:style-name="P245"><text:span text:style-name="T248"/></text:p>
      <text:p text:style-name="P245"><text:span text:style-name="T248"/></text:p>
      <text:p text:style-name="P246"><text:span text:style-name="T249">Какие недостатки? <text:s/>Оценка для ро может быть неточной, так как при мнк можем попасть в окрестность не глобального минимума, а локального.</text:span></text:p>
      <text:p text:style-name="P247"><text:span text:style-name="T250">В остальном всё ок.</text:span></text:p>
      <text:p text:style-name="P247"><text:span text:style-name="T250"/></text:p>
      <text:h text:style-name="Heading_20_2" text:outline-level="2"><text:span text:style-name="T250">2. Процедура Хилдрета-Лу</text:span></text:h>
      <text:p text:style-name="P248"><text:span text:style-name="T251">Берём [-1, 1],</text:span></text:p>
      <text:p text:style-name="P248"><text:span text:style-name="T251"><text:s/></text:span><text:span text:style-name="T252">накладываем сетку. С шагом, скажем, 0.1, или 0.05</text:span></text:p>
      <text:p text:style-name="P249"><text:span text:style-name="T253">Пооцерёдно считаются регрессии для каждого значения.</text:span></text:p>
      <text:p text:style-name="P250"><text:span text:style-name="T254">И будет регрессия по преобразованной системе 2.</text:span></text:p>
      <text:p text:style-name="P251"><text:soft-page-break/><text:span text:style-name="T255">Выбирается такое, которому соответствует наименьшее ESS.</text:span></text:p>
      <text:p text:style-name="P252"><text:span text:style-name="T256">Берём окрестность полученного, и опять мельчим. И так далее, </text:span><text:span text:style-name="T257">пока, </text:span><text:span text:style-name="T258">не надоест.</text:span></text:p>
      <text:p text:style-name="P252"><text:span text:style-name="T258"/></text:p>
      <text:h text:style-name="Heading_20_2" text:outline-level="2"><text:span text:style-name="T259">3. Процедура Дар</text:span><text:span text:style-name="T263">б</text:span><text:span text:style-name="T259">ина</text:span></text:h>
      <text:p text:style-name="P253"><text:span text:style-name="T259">Строится регрессия 1. </text:span></text:p>
      <text:p text:style-name="P254"><text:span text:style-name="T260">Коэффициент перед y[t-1] есть оценка для roe.</text:span></text:p>
      <text:p text:style-name="P255"><text:span text:style-name="T261">Если его подставить в систему 2 и посчитать, то получим много чего.</text:span></text:p>
      <text:p text:style-name="P255"><text:span text:style-name="T261"/></text:p>
      <text:p text:style-name="P255"><text:span text:style-name="T261"/></text:p>
      <text:p text:style-name="P256"><text:span text:style-name="T262">Вопрос, как обнаружить авторегрессю?</text:span></text:p>
      <text:h text:style-name="Heading_20_2" text:outline-level="2"><text:span text:style-name="T262">Тест Дар</text:span><text:span text:style-name="T263">б</text:span><text:span text:style-name="T262">ина-Ватсона</text:span></text:h>
      <text:p text:style-name="P257"><text:span text:style-name="T264">Гипотеза 0 : автоегрессии нет. Roe = 0</text:span></text:p>
      <text:p text:style-name="P258"><text:span text:style-name="T265">Альтеративная: roe != 0 <text:s/>или условия &gt;0 или &lt; 0 в зависимости от задачи.</text:span></text:p>
      <text:p text:style-name="P259"><text:span text:style-name="T266">Составляется статистика </text:span></text:p>
      <text:p text:style-name="P259"><text:span text:style-name="T266">DW = sum[2..n, (e[t] e[t-1] )^2] / sum[e[t]^2] </text:span><text:span text:style-name="T267">~ 2 (1-r) </text:span><text:span text:style-name="T268">+ o(n)</text:span></text:p>
      <text:p text:style-name="P259"><text:span text:style-name="T268"/></text:p>
      <text:p text:style-name="P260"><text:span text:style-name="T269">раньше критерий зависел от <text:s/>n, k , gamma</text:span></text:p>
      <text:p text:style-name="P260"><text:span text:style-name="T269">А тут критическое значение зависит ещё и от X</text:span></text:p>
      <text:p text:style-name="P261"><text:span text:style-name="T270">Но есть верхняя и нижняя оценка критических величин!.</text:span></text:p>
      <text:p text:style-name="P262"><text:span text:style-name="T271">DW всегда от 0 до 1, так как r in [-1, 1]</text:span></text:p>
      <text:p text:style-name="P263"><text:span text:style-name="T272">Есть числа dверх, dнижн.</text:span></text:p>
      <text:p text:style-name="P263"><text:span text:style-name="T272">Если статистика около двойки ( тогда r = 0) <text:s/>от dверх до 4-dверх</text:span></text:p>
      <text:p text:style-name="P263"><text:span text:style-name="T272">Около 4 <text:s/>или около 0, то сильная корреляция.</text:span></text:p>
      <text:p text:style-name="P264"><text:span text:style-name="T273">А в промежутках от dнижн, dверх и 4-dнижн, 4-dверх <text:s/>там зона неопределённости.</text:span></text:p>
      <text:p text:style-name="P264"><text:span text:style-name="T273"/></text:p>
      <text:p text:style-name="P246"><text:span text:style-name="T24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547</meta:editing-cycles>
    <meta:creation-date>2012-10-08T07:35:00</meta:creation-date>
    <dc:date>2013-04-23T13:08:18</dc:date>
    <meta:editing-duration>P1DT1H41M24S</meta:editing-duration>
    <meta:generator>LibreOffice/3.6$Linux_X86_64 LibreOffice_project/360m1$Build-2</meta:generator>
    <meta:document-statistic meta:table-count="0" meta:image-count="0" meta:object-count="0" meta:page-count="17" meta:paragraph-count="394" meta:word-count="4544" meta:character-count="27478" meta:non-whitespace-character-count="230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